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Pictures/10000201000001E0000001CE06DE8B2B8BCDEB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794cm"/>
    </style:style>
    <style:style style:name="Table2.B" style:family="table-column">
      <style:table-column-properties style:column-width="11.2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5.794cm"/>
    </style:style>
    <style:style style:name="Table12.B" style:family="table-column">
      <style:table-column-properties style:column-width="11.218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3" style:family="table">
      <style:table-properties style:width="17.013cm" fo:margin-left="0cm" table:align="left"/>
    </style:style>
    <style:style style:name="Table13.A" style:family="table-column">
      <style:table-column-properties style:column-width="5.794cm"/>
    </style:style>
    <style:style style:name="Table13.B" style:family="table-column">
      <style:table-column-properties style:column-width="11.218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212cm"/>
    </style:style>
    <style:style style:name="Table4.B" style:family="table-column">
      <style:table-column-properties style:column-width="1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4.392cm"/>
    </style:style>
    <style:style style:name="Table5.B" style:family="table-column">
      <style:table-column-properties style:column-width="12.62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5.9cm"/>
    </style:style>
    <style:style style:name="Table6.B" style:family="table-column">
      <style:table-column-properties style:column-width="11.1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91cm"/>
    </style:style>
    <style:style style:name="Table7.B" style:family="table-column">
      <style:table-column-properties style:column-width="9.92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5.106cm"/>
    </style:style>
    <style:style style:name="Table8.B" style:family="table-column">
      <style:table-column-properties style:column-width="11.9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4.207cm"/>
    </style:style>
    <style:style style:name="Table11.B" style:family="table-column">
      <style:table-column-properties style:column-width="12.80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4.207cm"/>
    </style:style>
    <style:style style:name="Table10.B" style:family="table-column">
      <style:table-column-properties style:column-width="12.806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3"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4"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5"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6" style:family="paragraph" style:parent-style-name="Standard">
      <style:text-properties fo:font-weight="bold" officeooo:rsid="00070f1e" officeooo:paragraph-rsid="00136598" style:font-weight-asian="bold" style:font-weight-complex="bold"/>
    </style:style>
    <style:style style:name="P7"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8" style:family="paragraph" style:parent-style-name="Standard">
      <style:paragraph-properties fo:text-align="center" style:justify-single-word="false"/>
      <style:text-properties fo:font-weight="bold" officeooo:rsid="0065fc77" officeooo:paragraph-rsid="0065fc77" style:font-weight-asian="bold" style:font-weight-complex="bold"/>
    </style:style>
    <style:style style:name="P9" style:family="paragraph" style:parent-style-name="Standard">
      <style:text-properties officeooo:rsid="00070f1e" officeooo:paragraph-rsid="0009607d"/>
    </style:style>
    <style:style style:name="P10" style:family="paragraph" style:parent-style-name="Standard">
      <style:text-properties officeooo:rsid="00070f1e" officeooo:paragraph-rsid="00060ec1"/>
    </style:style>
    <style:style style:name="P11" style:family="paragraph" style:parent-style-name="Standard">
      <style:text-properties officeooo:rsid="00070f1e" officeooo:paragraph-rsid="00330861"/>
    </style:style>
    <style:style style:name="P12" style:family="paragraph" style:parent-style-name="Standard">
      <style:text-properties officeooo:rsid="0010ca48" officeooo:paragraph-rsid="0010ca48"/>
    </style:style>
    <style:style style:name="P13" style:family="paragraph" style:parent-style-name="Standard">
      <style:text-properties officeooo:rsid="0010ca48" officeooo:paragraph-rsid="001225c1"/>
    </style:style>
    <style:style style:name="P14" style:family="paragraph" style:parent-style-name="Standard">
      <style:text-properties officeooo:rsid="0010ca48" officeooo:paragraph-rsid="0065fc77"/>
    </style:style>
    <style:style style:name="P15" style:family="paragraph" style:parent-style-name="Standard">
      <style:text-properties officeooo:rsid="0010ca48" officeooo:paragraph-rsid="006a6f39"/>
    </style:style>
    <style:style style:name="P16" style:family="paragraph" style:parent-style-name="Standard">
      <style:text-properties officeooo:rsid="001264e3" officeooo:paragraph-rsid="001264e3"/>
    </style:style>
    <style:style style:name="P17" style:family="paragraph" style:parent-style-name="Standard">
      <style:text-properties officeooo:rsid="001264e3" officeooo:paragraph-rsid="00136598"/>
    </style:style>
    <style:style style:name="P18"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19"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20" style:family="paragraph" style:parent-style-name="Standard">
      <style:paragraph-properties fo:text-align="start" style:justify-single-word="false"/>
      <style:text-properties fo:font-weight="normal" officeooo:rsid="0063e16e" officeooo:paragraph-rsid="0063e16e" style:font-weight-asian="normal" style:font-weight-complex="normal"/>
    </style:style>
    <style:style style:name="P21"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070f1e" officeooo:paragraph-rsid="001cedf0"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070f1e" officeooo:paragraph-rsid="002310dc"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070f1e" officeooo:paragraph-rsid="00411eeb"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070f1e" officeooo:paragraph-rsid="0042ab12"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070f1e" officeooo:paragraph-rsid="0043109e"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070f1e" officeooo:paragraph-rsid="00431ddf"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070f1e" officeooo:paragraph-rsid="00841d41"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070f1e" officeooo:paragraph-rsid="0087187e"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33" style:family="paragraph" style:parent-style-name="Standard">
      <style:paragraph-properties fo:text-align="center" style:justify-single-word="false"/>
      <style:text-properties fo:font-style="normal" fo:font-weight="normal" officeooo:rsid="00070f1e" officeooo:paragraph-rsid="001fbac0"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1663f4" officeooo:paragraph-rsid="00182e4a" style:font-style-asian="normal" style:font-weight-asian="normal" style:font-style-complex="normal" style:font-weight-complex="normal"/>
    </style:style>
    <style:style style:name="P38"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182e4a" officeooo:paragraph-rsid="008adfd8" style:font-style-asian="normal" style:font-weight-asian="normal" style:font-style-complex="normal" style:font-weight-complex="normal"/>
    </style:style>
    <style:style style:name="P41" style:family="paragraph" style:parent-style-name="Standard">
      <style:paragraph-properties fo:text-align="center"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42" style:family="paragraph" style:parent-style-name="Standard">
      <style:paragraph-properties fo:text-align="center" style:justify-single-word="false"/>
      <style:text-properties fo:font-style="normal" fo:font-weight="normal" officeooo:rsid="00279ce6" officeooo:paragraph-rsid="00279ce6" style:font-style-asian="normal" style:font-weight-asian="normal" style:font-style-complex="normal" style:font-weight-complex="normal"/>
    </style:style>
    <style:style style:name="P43" style:family="paragraph" style:parent-style-name="Standard">
      <style:text-properties fo:font-style="normal" fo:font-weight="normal" officeooo:rsid="00279ce6" officeooo:paragraph-rsid="00330861"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fo:font-style="normal" fo:font-weight="normal" officeooo:rsid="000bfd43" officeooo:paragraph-rsid="00182e4a"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1b06e5" officeooo:paragraph-rsid="001b06e5"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1cedf0" officeooo:paragraph-rsid="00372bdd"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1cedf0" officeooo:paragraph-rsid="001cedf0"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1cedf0" officeooo:paragraph-rsid="003efcf1"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1cedf0" officeooo:paragraph-rsid="00841d41"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1cedf0" officeooo:paragraph-rsid="0087187e"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372bdd" officeooo:paragraph-rsid="00372bdd"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214a67" officeooo:paragraph-rsid="00214a67"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214a67" officeooo:paragraph-rsid="00406ee6"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38d8d1" officeooo:paragraph-rsid="0038d8d1"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2a0dd9" officeooo:paragraph-rsid="002a0dd9"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2ab6da" officeooo:paragraph-rsid="002ab6da"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e200c" officeooo:paragraph-rsid="002b7b9f"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e200c" officeooo:paragraph-rsid="00444898"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392ca4" officeooo:paragraph-rsid="00392ca4"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0b637b" officeooo:paragraph-rsid="002d438e"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0b637b" officeooo:paragraph-rsid="0044a47a"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0b637b" officeooo:paragraph-rsid="002e2186"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0b637b" officeooo:paragraph-rsid="00473c9b"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0b637b" officeooo:paragraph-rsid="00478e33"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0b637b" officeooo:paragraph-rsid="00480872"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0b637b" officeooo:paragraph-rsid="0048cc75"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30e60d" officeooo:paragraph-rsid="0030e60d"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30e60d" officeooo:paragraph-rsid="004bb72a"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0e60d" officeooo:paragraph-rsid="006d5458"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30e60d" officeooo:paragraph-rsid="00769023"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3dcab0" officeooo:paragraph-rsid="003dcab0"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31db3a" officeooo:paragraph-rsid="0031db3a"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31db3a" officeooo:paragraph-rsid="004e1fb0"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31db3a" officeooo:paragraph-rsid="005014d2"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31db3a" officeooo:paragraph-rsid="006d5458"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31db3a" officeooo:paragraph-rsid="00769023"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5273d0" officeooo:paragraph-rsid="005273d0"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532f81" officeooo:paragraph-rsid="00532f81"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5c6445" officeooo:paragraph-rsid="005c6445"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5c6445" officeooo:paragraph-rsid="005ca140"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6d5458" officeooo:paragraph-rsid="006d5458"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6ede85" officeooo:paragraph-rsid="006ede85"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6ede85" officeooo:paragraph-rsid="00769023"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6ede85" officeooo:paragraph-rsid="007e5f0c"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77c5b5" officeooo:paragraph-rsid="0077c5b5"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07953ab" officeooo:paragraph-rsid="007953ab"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normal" officeooo:rsid="007c9f2c" officeooo:paragraph-rsid="007c9f2c"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076dac7" officeooo:paragraph-rsid="00769023" style:font-style-asian="normal" style:font-weight-asian="normal" style:font-style-complex="normal" style:font-weight-complex="normal"/>
    </style:style>
    <style:style style:name="P89"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90"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91"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92" style:family="paragraph" style:parent-style-name="Standard">
      <style:paragraph-properties fo:text-align="center" style:justify-single-word="false"/>
      <style:text-properties fo:font-style="normal" fo:font-weight="bold" officeooo:rsid="000bfd43" officeooo:paragraph-rsid="00182e4a" style:font-style-asian="normal" style:font-weight-asian="bold" style:font-style-complex="normal" style:font-weight-complex="bold"/>
    </style:style>
    <style:style style:name="P93" style:family="paragraph" style:parent-style-name="Standard">
      <style:paragraph-properties fo:text-align="center" style:justify-single-word="false"/>
      <style:text-properties fo:font-style="normal" fo:font-weight="bold" officeooo:rsid="00182e4a" officeooo:paragraph-rsid="00182e4a" style:font-style-asian="normal" style:font-weight-asian="bold" style:font-style-complex="normal" style:font-weight-complex="bold"/>
    </style:style>
    <style:style style:name="P94" style:family="paragraph" style:parent-style-name="Standard">
      <style:paragraph-properties fo:text-align="center" style:justify-single-word="false"/>
      <style:text-properties fo:font-style="normal" fo:font-weight="bold" officeooo:rsid="00182e4a" officeooo:paragraph-rsid="008adfd8" style:font-style-asian="normal" style:font-weight-asian="bold" style:font-style-complex="normal" style:font-weight-complex="bold"/>
    </style:style>
    <style:style style:name="P95" style:family="paragraph" style:parent-style-name="Standard">
      <style:paragraph-properties fo:text-align="start" style:justify-single-word="false"/>
      <style:text-properties fo:font-style="normal" fo:font-weight="bold" officeooo:rsid="00070f1e" officeooo:paragraph-rsid="00431ddf" style:font-style-asian="normal" style:font-weight-asian="bold" style:font-style-complex="normal" style:font-weight-complex="bold"/>
    </style:style>
    <style:style style:name="P96" style:family="paragraph" style:parent-style-name="Standard">
      <style:paragraph-properties fo:text-align="center" style:justify-single-word="false"/>
      <style:text-properties fo:font-style="normal" fo:font-weight="bold" officeooo:rsid="00070f1e" officeooo:paragraph-rsid="001b06e5" style:font-style-asian="normal" style:font-weight-asian="bold" style:font-style-complex="normal" style:font-weight-complex="bold"/>
    </style:style>
    <style:style style:name="P97" style:family="paragraph" style:parent-style-name="Standard">
      <style:paragraph-properties fo:text-align="center" style:justify-single-word="false"/>
      <style:text-properties fo:font-style="normal" fo:font-weight="bold" officeooo:rsid="00070f1e" officeooo:paragraph-rsid="001cedf0" style:font-style-asian="normal" style:font-weight-asian="bold" style:font-style-complex="normal" style:font-weight-complex="bold"/>
    </style:style>
    <style:style style:name="P98" style:family="paragraph" style:parent-style-name="Standard">
      <style:paragraph-properties fo:text-align="center" style:justify-single-word="false"/>
      <style:text-properties fo:font-style="normal" fo:font-weight="bold" officeooo:rsid="00070f1e" officeooo:paragraph-rsid="001fbac0" style:font-style-asian="normal" style:font-weight-asian="bold" style:font-style-complex="normal" style:font-weight-complex="bold"/>
    </style:style>
    <style:style style:name="P99" style:family="paragraph" style:parent-style-name="Standard">
      <style:paragraph-properties fo:text-align="center" style:justify-single-word="false"/>
      <style:text-properties fo:font-style="normal" fo:font-weight="bold" officeooo:rsid="00070f1e" officeooo:paragraph-rsid="002310dc" style:font-style-asian="normal" style:font-weight-asian="bold" style:font-style-complex="normal" style:font-weight-complex="bold"/>
    </style:style>
    <style:style style:name="P100" style:family="paragraph" style:parent-style-name="Standard">
      <style:paragraph-properties fo:text-align="center" style:justify-single-word="false"/>
      <style:text-properties fo:font-style="normal" fo:font-weight="bold" officeooo:rsid="00070f1e" officeooo:paragraph-rsid="002d438e" style:font-style-asian="normal" style:font-weight-asian="bold" style:font-style-complex="normal" style:font-weight-complex="bold"/>
    </style:style>
    <style:style style:name="P101" style:family="paragraph" style:parent-style-name="Standard">
      <style:paragraph-properties fo:text-align="center" style:justify-single-word="false"/>
      <style:text-properties fo:font-style="normal" fo:font-weight="bold" officeooo:rsid="00070f1e" officeooo:paragraph-rsid="00841d41" style:font-style-asian="normal" style:font-weight-asian="bold" style:font-style-complex="normal" style:font-weight-complex="bold"/>
    </style:style>
    <style:style style:name="P102" style:family="paragraph" style:parent-style-name="Standard">
      <style:paragraph-properties fo:text-align="center" style:justify-single-word="false"/>
      <style:text-properties fo:font-style="normal" fo:font-weight="bold" officeooo:rsid="00070f1e" officeooo:paragraph-rsid="0087187e" style:font-style-asian="normal" style:font-weight-asian="bold" style:font-style-complex="normal" style:font-weight-complex="bold"/>
    </style:style>
    <style:style style:name="P103" style:family="paragraph" style:parent-style-name="Standard">
      <style:paragraph-properties fo:text-align="start" style:justify-single-word="false"/>
      <style:text-properties fo:font-style="normal" fo:font-weight="bold" officeooo:rsid="001cedf0" officeooo:paragraph-rsid="003efcf1" style:font-style-asian="normal" style:font-weight-asian="bold" style:font-style-complex="normal" style:font-weight-complex="bold"/>
    </style:style>
    <style:style style:name="P104" style:family="paragraph" style:parent-style-name="Standard">
      <style:paragraph-properties fo:text-align="start" style:justify-single-word="false"/>
      <style:text-properties fo:font-style="normal" fo:font-weight="bold" officeooo:rsid="00214a67" officeooo:paragraph-rsid="00406ee6" style:font-style-asian="normal" style:font-weight-asian="bold" style:font-style-complex="normal" style:font-weight-complex="bold"/>
    </style:style>
    <style:style style:name="P105" style:family="paragraph" style:parent-style-name="Standard">
      <style:paragraph-properties fo:text-align="center" style:justify-single-word="false"/>
      <style:text-properties fo:font-style="normal" fo:font-weight="bold" officeooo:rsid="00279ce6" officeooo:paragraph-rsid="00279ce6" style:font-style-asian="normal" style:font-weight-asian="bold" style:font-style-complex="normal" style:font-weight-complex="bold"/>
    </style:style>
    <style:style style:name="P106" style:family="paragraph" style:parent-style-name="Standard">
      <style:paragraph-properties fo:text-align="start" style:justify-single-word="false"/>
      <style:text-properties fo:font-style="normal" fo:font-weight="bold" officeooo:rsid="002a0dd9" officeooo:paragraph-rsid="002a0dd9" style:font-style-asian="normal" style:font-weight-asian="bold" style:font-style-complex="normal" style:font-weight-complex="bold"/>
    </style:style>
    <style:style style:name="P107" style:family="paragraph" style:parent-style-name="Standard">
      <style:paragraph-properties fo:text-align="center" style:justify-single-word="false"/>
      <style:text-properties fo:font-style="normal" fo:font-weight="bold" officeooo:rsid="000e200c" officeooo:paragraph-rsid="002b7b9f" style:font-style-asian="normal" style:font-weight-asian="bold" style:font-style-complex="normal" style:font-weight-complex="bold"/>
    </style:style>
    <style:style style:name="P108" style:family="paragraph" style:parent-style-name="Standard">
      <style:paragraph-properties fo:text-align="start" style:justify-single-word="false"/>
      <style:text-properties fo:font-style="normal" fo:font-weight="bold" officeooo:rsid="0030e60d" officeooo:paragraph-rsid="004bb72a" style:font-style-asian="normal" style:font-weight-asian="bold" style:font-style-complex="normal" style:font-weight-complex="bold"/>
    </style:style>
    <style:style style:name="P109" style:family="paragraph" style:parent-style-name="Standard">
      <style:paragraph-properties fo:text-align="center" style:justify-single-word="false"/>
      <style:text-properties fo:font-style="normal" fo:font-weight="bold" officeooo:rsid="0030e60d" officeooo:paragraph-rsid="0030e60d" style:font-style-asian="normal" style:font-weight-asian="bold" style:font-style-complex="normal" style:font-weight-complex="bold"/>
    </style:style>
    <style:style style:name="P110" style:family="paragraph" style:parent-style-name="Standard">
      <style:paragraph-properties fo:text-align="center" style:justify-single-word="false"/>
      <style:text-properties fo:font-style="normal" fo:font-weight="bold" officeooo:rsid="0031db3a" officeooo:paragraph-rsid="0031db3a" style:font-style-asian="normal" style:font-weight-asian="bold" style:font-style-complex="normal" style:font-weight-complex="bold"/>
    </style:style>
    <style:style style:name="P111" style:family="paragraph" style:parent-style-name="Standard">
      <style:paragraph-properties fo:text-align="start" style:justify-single-word="false"/>
      <style:text-properties fo:font-style="normal" fo:font-weight="bold" officeooo:rsid="003b19ac" officeooo:paragraph-rsid="003b19ac" style:font-style-asian="normal" style:font-weight-asian="bold" style:font-style-complex="normal" style:font-weight-complex="bold"/>
    </style:style>
    <style:style style:name="P112" style:family="paragraph" style:parent-style-name="Standard">
      <style:paragraph-properties fo:text-align="start" style:justify-single-word="false"/>
      <style:text-properties fo:font-style="normal" fo:font-weight="bold" officeooo:rsid="003cbef6" officeooo:paragraph-rsid="003cbef6" style:font-style-asian="normal" style:font-weight-asian="bold" style:font-style-complex="normal" style:font-weight-complex="bold"/>
    </style:style>
    <style:style style:name="P113" style:family="paragraph" style:parent-style-name="Standard">
      <style:paragraph-properties fo:text-align="center" style:justify-single-word="false"/>
      <style:text-properties fo:font-style="normal" fo:font-weight="bold" officeooo:rsid="000b637b" officeooo:paragraph-rsid="002e2186" style:font-style-asian="normal" style:font-weight-asian="bold" style:font-style-complex="normal" style:font-weight-complex="bold"/>
    </style:style>
    <style:style style:name="P114" style:family="paragraph" style:parent-style-name="Standard">
      <style:paragraph-properties fo:text-align="center" style:justify-single-word="false"/>
      <style:text-properties fo:font-style="normal" fo:font-weight="bold" officeooo:rsid="006d5458" officeooo:paragraph-rsid="006d5458" style:font-style-asian="normal" style:font-weight-asian="bold" style:font-style-complex="normal" style:font-weight-complex="bold"/>
    </style:style>
    <style:style style:name="P115" style:family="paragraph" style:parent-style-name="Standard">
      <style:paragraph-properties fo:text-align="center" style:justify-single-word="false"/>
      <style:text-properties fo:font-style="normal" fo:font-weight="bold" officeooo:rsid="006d5458" officeooo:paragraph-rsid="00769023"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117" style:family="paragraph" style:parent-style-name="Standard">
      <style:paragraph-properties fo:text-align="start" style:justify-single-word="false"/>
      <style:text-properties style:font-name="Liberation Mono" fo:font-style="normal" fo:font-weight="normal" officeooo:rsid="005c6445" officeooo:paragraph-rsid="005c6445"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119" style:family="paragraph" style:parent-style-name="Standard">
      <style:text-properties officeooo:rsid="000e4d55" officeooo:paragraph-rsid="00330861"/>
    </style:style>
    <style:style style:name="P120" style:family="paragraph" style:parent-style-name="Standard">
      <style:text-properties officeooo:rsid="000bfd43" officeooo:paragraph-rsid="00330861"/>
    </style:style>
    <style:style style:name="P121" style:family="paragraph" style:parent-style-name="Standard">
      <style:text-properties officeooo:rsid="00185c85" officeooo:paragraph-rsid="00330861"/>
    </style:style>
    <style:style style:name="P122" style:family="paragraph" style:parent-style-name="Standard">
      <style:text-properties officeooo:rsid="000d3e26" officeooo:paragraph-rsid="00330861"/>
    </style:style>
    <style:style style:name="P123" style:family="paragraph" style:parent-style-name="Standard">
      <style:paragraph-properties fo:text-align="center" style:justify-single-word="false"/>
      <style:text-properties officeooo:rsid="000e200c" officeooo:paragraph-rsid="00330861"/>
    </style:style>
    <style:style style:name="P124" style:family="paragraph" style:parent-style-name="Standard">
      <style:text-properties officeooo:rsid="000e200c" officeooo:paragraph-rsid="00330861"/>
    </style:style>
    <style:style style:name="P125" style:family="paragraph" style:parent-style-name="Standard">
      <style:text-properties officeooo:rsid="0065fc77" officeooo:paragraph-rsid="0065fc77"/>
    </style:style>
    <style:style style:name="P126" style:family="paragraph" style:parent-style-name="Standard">
      <style:text-properties officeooo:rsid="00672212" officeooo:paragraph-rsid="00672212"/>
    </style:style>
    <style:style style:name="P127" style:family="paragraph" style:parent-style-name="Standard">
      <style:text-properties officeooo:rsid="00715d9a" officeooo:paragraph-rsid="00715d9a"/>
    </style:style>
    <style:style style:name="P128" style:family="paragraph" style:parent-style-name="Standard">
      <style:text-properties officeooo:rsid="00751eef" officeooo:paragraph-rsid="00751eef"/>
    </style:style>
    <style:style style:name="P129"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130"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131"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P132" style:family="paragraph" style:parent-style-name="Standard">
      <style:paragraph-properties fo:text-align="start" style:justify-single-word="false" fo:break-before="page"/>
      <style:text-properties fo:font-style="normal" fo:font-weight="normal" officeooo:rsid="001b06e5" officeooo:paragraph-rsid="001b06e5" style:font-style-asian="normal" style:font-weight-asian="normal" style:font-style-complex="normal" style:font-weight-complex="normal"/>
    </style:style>
    <style:style style:name="P133" style:family="paragraph" style:parent-style-name="Standard">
      <style:paragraph-properties fo:text-align="start" style:justify-single-word="false" fo:break-before="page"/>
      <style:text-properties fo:font-style="normal" fo:font-weight="normal" officeooo:rsid="002ab6da" officeooo:paragraph-rsid="002ab6da" style:font-style-asian="normal" style:font-weight-asian="normal" style:font-style-complex="normal" style:font-weight-complex="normal"/>
    </style:style>
    <style:style style:name="P134" style:family="paragraph" style:parent-style-name="Standard">
      <style:paragraph-properties fo:text-align="start" style:justify-single-word="false" fo:break-before="page"/>
      <style:text-properties fo:font-style="normal" fo:font-weight="normal" officeooo:rsid="000b637b" officeooo:paragraph-rsid="002d438e" style:font-style-asian="normal" style:font-weight-asian="normal" style:font-style-complex="normal" style:font-weight-complex="normal"/>
    </style:style>
    <style:style style:name="P135" style:family="paragraph" style:parent-style-name="Standard">
      <style:paragraph-properties fo:text-align="start" style:justify-single-word="false" fo:break-before="page"/>
      <style:text-properties fo:font-style="normal" fo:font-weight="normal" officeooo:rsid="000b637b" officeooo:paragraph-rsid="002e2186" style:font-style-asian="normal" style:font-weight-asian="normal" style:font-style-complex="normal" style:font-weight-complex="normal"/>
    </style:style>
    <style:style style:name="P136" style:family="paragraph" style:parent-style-name="Standard">
      <style:paragraph-properties fo:text-align="start" style:justify-single-word="false" fo:break-before="page"/>
      <style:text-properties fo:font-style="normal" fo:font-weight="normal" officeooo:rsid="0030e60d" officeooo:paragraph-rsid="006d5458" style:font-style-asian="normal" style:font-weight-asian="normal" style:font-style-complex="normal" style:font-weight-complex="normal"/>
    </style:style>
    <style:style style:name="P137" style:family="paragraph" style:parent-style-name="Standard">
      <style:paragraph-properties fo:break-before="page"/>
      <style:text-properties officeooo:rsid="00070f1e" officeooo:paragraph-rsid="0009607d"/>
    </style:style>
    <style:style style:name="P138" style:family="paragraph" style:parent-style-name="Standard">
      <style:paragraph-properties fo:break-before="page"/>
      <style:text-properties officeooo:rsid="00070f1e" officeooo:paragraph-rsid="0065fc77"/>
    </style:style>
    <style:style style:name="P139" style:family="paragraph" style:parent-style-name="Table_20_Contents">
      <style:paragraph-properties fo:text-align="center" style:justify-single-word="false"/>
      <style:text-properties fo:font-weight="bold" officeooo:rsid="00330861" officeooo:paragraph-rsid="00330861" style:font-weight-asian="bold" style:font-weight-complex="bold"/>
    </style:style>
    <style:style style:name="P140" style:family="paragraph" style:parent-style-name="Table_20_Contents">
      <style:text-properties fo:font-weight="bold" officeooo:rsid="00330861" officeooo:paragraph-rsid="00330861" style:font-weight-asian="bold" style:font-weight-complex="bold"/>
    </style:style>
    <style:style style:name="P141" style:family="paragraph" style:parent-style-name="Table_20_Contents">
      <style:paragraph-properties fo:text-align="center" style:justify-single-word="false"/>
      <style:text-properties officeooo:rsid="00330861" officeooo:paragraph-rsid="00330861"/>
    </style:style>
    <style:style style:name="P142" style:family="paragraph" style:parent-style-name="Table_20_Contents">
      <style:paragraph-properties fo:text-align="center" style:justify-single-word="false"/>
      <style:text-properties officeooo:rsid="0065fc77" officeooo:paragraph-rsid="0065fc77"/>
    </style:style>
    <style:style style:name="P143" style:family="paragraph" style:parent-style-name="Table_20_Contents">
      <style:paragraph-properties fo:text-align="center" style:justify-single-word="false"/>
      <style:text-properties officeooo:rsid="00715d9a" officeooo:paragraph-rsid="00715d9a"/>
    </style:style>
    <style:style style:name="P144" style:family="paragraph" style:parent-style-name="Table_20_Contents">
      <style:paragraph-properties fo:text-align="center" style:justify-single-word="false"/>
      <style:text-properties officeooo:rsid="00751eef" officeooo:paragraph-rsid="00751eef"/>
    </style:style>
    <style:style style:name="P145" style:family="paragraph" style:parent-style-name="Standard" style:list-style-name="L1">
      <style:text-properties officeooo:rsid="001264e3" officeooo:paragraph-rsid="001264e3"/>
    </style:style>
    <style:style style:name="P146" style:family="paragraph" style:parent-style-name="Standard" style:list-style-name="L1">
      <style:text-properties officeooo:rsid="001264e3" officeooo:paragraph-rsid="00136598"/>
    </style:style>
    <style:style style:name="P147" style:family="paragraph" style:parent-style-name="Standard" style:list-style-name="L2">
      <style:paragraph-properties fo:text-align="start" style:justify-single-word="false"/>
      <style:text-properties fo:font-weight="normal" officeooo:rsid="0059ded0" officeooo:paragraph-rsid="0059ded0" style:font-weight-asian="normal" style:font-weight-complex="normal"/>
    </style:style>
    <style:style style:name="P148" style:family="paragraph" style:parent-style-name="Standard" style:list-style-name="L2">
      <style:paragraph-properties fo:text-align="start" style:justify-single-word="false"/>
      <style:text-properties fo:font-weight="normal" officeooo:rsid="00136598" officeooo:paragraph-rsid="0059ded0" style:font-weight-asian="normal" style:font-weight-complex="normal"/>
    </style:style>
    <style:style style:name="P149"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150"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51" style:family="paragraph" style:parent-style-name="Standard" style:list-style-name="L2">
      <style:paragraph-properties fo:text-align="start" style:justify-single-word="false"/>
      <style:text-properties fo:font-style="normal" fo:font-weight="normal" officeooo:rsid="005550f3" officeooo:paragraph-rsid="005550f3" style:font-style-asian="normal" style:font-weight-asian="normal" style:font-style-complex="normal" style:font-weight-complex="normal"/>
    </style:style>
    <style:style style:name="P152" style:family="paragraph" style:parent-style-name="Standard">
      <style:text-properties officeooo:rsid="008b973e" officeooo:paragraph-rsid="008b973e"/>
    </style:style>
    <style:style style:name="P153" style:family="paragraph" style:parent-style-name="Table_20_Contents">
      <style:paragraph-properties fo:text-align="center" style:justify-single-word="false"/>
      <style:text-properties officeooo:rsid="008b973e" officeooo:paragraph-rsid="008b973e"/>
    </style:style>
    <style:style style:name="P154" style:family="paragraph">
      <style:paragraph-properties fo:text-align="start"/>
      <style:text-properties style:text-line-through-style="none" style:text-line-through-type="none" fo:font-style="normal" style:text-underline-style="none"/>
    </style:style>
    <style:style style:name="T1" style:family="text">
      <style:text-properties officeooo:rsid="00070f1e"/>
    </style:style>
    <style:style style:name="T2" style:family="text">
      <style:text-properties officeooo:rsid="000b637b"/>
    </style:style>
    <style:style style:name="T3" style:family="text">
      <style:text-properties officeooo:rsid="000d3e26"/>
    </style:style>
    <style:style style:name="T4" style:family="text">
      <style:text-properties officeooo:rsid="000e200c"/>
    </style:style>
    <style:style style:name="T5" style:family="text">
      <style:text-properties officeooo:rsid="000f7db2"/>
    </style:style>
    <style:style style:name="T6" style:family="text">
      <style:text-properties officeooo:rsid="001225c1"/>
    </style:style>
    <style:style style:name="T7" style:family="text">
      <style:text-properties officeooo:rsid="001264e3"/>
    </style:style>
    <style:style style:name="T8" style:family="text">
      <style:text-properties fo:font-style="normal" style:font-style-asian="normal" style:font-style-complex="normal"/>
    </style:style>
    <style:style style:name="T9" style:family="text">
      <style:text-properties fo:font-style="normal" officeooo:rsid="000e200c" style:font-style-asian="normal" style:font-style-complex="normal"/>
    </style:style>
    <style:style style:name="T10" style:family="text">
      <style:text-properties fo:font-style="normal" officeooo:rsid="0013b5f6" style:font-style-asian="normal" style:font-style-complex="normal"/>
    </style:style>
    <style:style style:name="T11" style:family="text">
      <style:text-properties fo:font-style="normal" officeooo:rsid="0010ca48" style:font-style-asian="normal" style:font-style-complex="normal"/>
    </style:style>
    <style:style style:name="T12" style:family="text">
      <style:text-properties fo:font-style="normal" officeooo:rsid="0065fc77" style:font-style-asian="normal" style:font-style-complex="normal"/>
    </style:style>
    <style:style style:name="T13" style:family="text">
      <style:text-properties fo:font-weight="normal" style:font-weight-asian="normal" style:font-weight-complex="normal"/>
    </style:style>
    <style:style style:name="T14" style:family="text">
      <style:text-properties fo:font-weight="normal" officeooo:rsid="000b637b" style:font-weight-asian="normal" style:font-weight-complex="normal"/>
    </style:style>
    <style:style style:name="T15" style:family="text">
      <style:text-properties fo:font-weight="normal" officeooo:rsid="0035769e" style:font-weight-asian="normal" style:font-weight-complex="normal"/>
    </style:style>
    <style:style style:name="T16" style:family="text">
      <style:text-properties fo:font-weight="normal" officeooo:rsid="003efcf1" style:font-weight-asian="normal" style:font-weight-complex="normal"/>
    </style:style>
    <style:style style:name="T17" style:family="text">
      <style:text-properties officeooo:rsid="001b06e5"/>
    </style:style>
    <style:style style:name="T18" style:family="text">
      <style:text-properties officeooo:rsid="0029404d"/>
    </style:style>
    <style:style style:name="T19" style:family="text">
      <style:text-properties officeooo:rsid="0057309a"/>
    </style:style>
    <style:style style:name="T20" style:family="text">
      <style:text-properties style:font-name="Liberation Mono" fo:font-size="11pt" fo:font-weight="bold" style:font-size-asian="11pt" style:font-weight-asian="bold" style:font-size-complex="11pt" style:font-weight-complex="bold"/>
    </style:style>
    <style:style style:name="T21" style:family="text">
      <style:text-properties fo:font-size="10pt" style:font-size-asian="10pt" style:font-size-complex="10pt"/>
    </style:style>
    <style:style style:name="T22" style:family="text">
      <style:text-properties fo:font-size="10pt" officeooo:rsid="005ca140" style:font-size-asian="10pt" style:font-size-complex="10pt"/>
    </style:style>
    <style:style style:name="T23" style:family="text">
      <style:text-properties fo:font-size="11pt" fo:font-weight="bold" style:font-size-asian="11pt" style:font-weight-asian="bold" style:font-size-complex="11pt" style:font-weight-complex="bold"/>
    </style:style>
    <style:style style:name="T24" style:family="text">
      <style:text-properties officeooo:rsid="0065fc77"/>
    </style:style>
    <style:style style:name="T25" style:family="text">
      <style:text-properties officeooo:rsid="0067cf0b"/>
    </style:style>
    <style:style style:name="T26" style:family="text">
      <style:text-properties style:text-underline-style="none" fo:font-weight="bold" style:font-weight-asian="bold" style:font-weight-complex="bold"/>
    </style:style>
    <style:style style:name="T27" style:family="text">
      <style:text-properties officeooo:rsid="006a6f39"/>
    </style:style>
    <style:style style:name="T28" style:family="text">
      <style:text-properties officeooo:rsid="006d1bd8"/>
    </style:style>
    <style:style style:name="T29" style:family="text">
      <style:text-properties officeooo:rsid="006ede85"/>
    </style:style>
    <style:style style:name="T30" style:family="text">
      <style:text-properties officeooo:rsid="0031db3a"/>
    </style:style>
    <style:style style:name="T31" style:family="text">
      <style:text-properties officeooo:rsid="00769023"/>
    </style:style>
    <style:style style:name="T32" style:family="text">
      <style:text-properties officeooo:rsid="007e5f0c"/>
    </style:style>
    <style:style style:name="T33" style:family="text">
      <style:text-properties officeooo:rsid="007f27e8"/>
    </style:style>
    <style:style style:name="T34" style:family="text">
      <style:text-properties officeooo:rsid="00819704"/>
    </style:style>
    <style:style style:name="T35" style:family="text">
      <style:text-properties officeooo:rsid="00819b67"/>
    </style:style>
    <style:style style:name="T36" style:family="text">
      <style:text-properties officeooo:rsid="00841d41"/>
    </style:style>
    <style:style style:name="T37" style:family="text">
      <style:text-properties officeooo:rsid="0087187e"/>
    </style:style>
    <style:style style:name="T38" style:family="text">
      <style:text-properties officeooo:rsid="008adfd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Text Box 1" form:control-implementation="ooo:com.sun.star.form.component.TextField" xml:id="control1" form:id="control1" form:current-value="{&#10;&#9;&quot;m.server&quot;: &quot;matrix.example.org:8448&quot;&#10;}" form:value="{&#10;&#9;&quot;m.server&quot;: &quot;matrix.example.org:8448&quot;&#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server": "matrix.example.org:8448"</text:p>
            <text:p>}</text:p>
          </form:textarea>
          <form:textarea form:name="Text Box 2" form:control-implementation="ooo:com.sun.star.form.component.TextField" xml:id="control2" form:id="control2" form:current-value="{&#10;&#9;&quot;m.homeserver&quot;: {&#10;&#9;&#9;&quot;base_url&quot;: &quot;https://matrix.example.org&quot;&#10;&#9;}&#10;,&#10;&#9;&quot;m.identity_server&quot;: {&#10;&#9;&#9;&quot;base_url&quot;: &quot;https://matrix.example.org&quot;&#10;&#9;}&#10;}" form:value="{&#10;&#9;&quot;m.homeserver&quot;: {&#10;&#9;&#9;&quot;base_url&quot;: &quot;https://matrix.example.org&quot;&#10;&#9;},&#10;&#9;&quot;m.identity_server&quot;: {&#10;&#9;&#9;&quot;base_url&quot;: &quot;https://matrix.example.org&quot;&#10;&#9;}&#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homeserver": {</text:p>
            <text:p><text:tab/><text:tab/>"base_url": "https://matrix.example.org"</text:p>
            <text:p><text:tab/>}</text:p>
            <text:p>,</text:p>
            <text:p><text:tab/>"m.identity_server": {</text:p>
            <text:p><text:tab/><text:tab/>"base_url": "https://matrix.example.org"</text:p>
            <text:p><text:tab/>}</text:p>
            <text:p>}</text:p>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2" text:anchor-type="char" svg:x="6.6cm" svg:y="-0.095cm" svg:width="4.064cm" svg:height="3.911cm" draw:z-index="3"><draw:image xlink:href="Pictures/10000201000001E0000001CE06DE8B2B8BCDEB81.png" xlink:type="simple" xlink:show="embed" xlink:actuate="onLoad" draw:mime-type="image/png"/></draw:frame></text:p>
      <text:p text:style-name="Standard"/>
      <text:p text:style-name="Standard"/>
      <text:p text:style-name="Standard"/>
      <text:p text:style-name="Standard"/>
      <text:p text:style-name="Standard"/>
      <text:p text:style-name="Standard"/>
      <text:p text:style-name="P2"/>
      <text:p text:style-name="P2"/>
      <text:p text:style-name="P2">GoMatrixHosting User Manual</text:p>
      <text:p text:style-name="P10"/>
      <table:table table:name="Table1" table:style-name="Table1">
        <table:table-column table:style-name="Table1.A"/>
        <table:table-column table:style-name="Table1.B"/>
        <table:table-row table:style-name="TableLine94451378960928">
          <table:table-cell table:style-name="Table1.A1" office:value-type="string">
            <text:p text:style-name="P139">Page</text:p>
          </table:table-cell>
          <table:table-cell table:style-name="Table1.B1" office:value-type="string">
            <text:p text:style-name="P140">Content</text:p>
          </table:table-cell>
        </table:table-row>
        <table:table-row table:style-name="TableLine94451378982080">
          <table:table-cell table:style-name="Table1.A2" office:value-type="string">
            <text:p text:style-name="P142">2</text:p>
          </table:table-cell>
          <table:table-cell table:style-name="Table1.B2" office:value-type="string">
            <text:p text:style-name="P125">Before you start.</text:p>
          </table:table-cell>
        </table:table-row>
        <table:table-row table:style-name="TableLine94451379090080">
          <table:table-cell table:style-name="Table1.A2" office:value-type="string">
            <text:p text:style-name="P142">3</text:p>
          </table:table-cell>
          <table:table-cell table:style-name="Table1.B2" office:value-type="string">
            <text:p text:style-name="P119">Planning out your server.</text:p>
          </table:table-cell>
        </table:table-row>
        <table:table-row table:style-name="TableLine94451379090736">
          <table:table-cell table:style-name="Table1.A2" office:value-type="string">
            <text:p text:style-name="P142">4</text:p>
          </table:table-cell>
          <table:table-cell table:style-name="Table1.B2" office:value-type="string">
            <text:p text:style-name="P11">Provision Stage with ‘<text:span text:style-name="T4">DigitalOcean’ server</text:span>.</text:p>
          </table:table-cell>
        </table:table-row>
        <table:table-row table:style-name="TableLine94451379091392">
          <table:table-cell table:style-name="Table1.A2" office:value-type="string">
            <text:p text:style-name="P142">4</text:p>
          </table:table-cell>
          <table:table-cell table:style-name="Table1.B2" office:value-type="string">
            <text:p text:style-name="P11">Provision Stage with ‘<text:span text:style-name="T4">On-Premises</text:span>’ server.</text:p>
          </table:table-cell>
        </table:table-row>
        <table:table-row table:style-name="TableLine94451379092048">
          <table:table-cell table:style-name="Table1.A2" office:value-type="string">
            <text:p text:style-name="P142">5</text:p>
          </table:table-cell>
          <table:table-cell table:style-name="Table1.B2" office:value-type="string">
            <text:p text:style-name="P119">Configuring your DNS</text:p>
          </table:table-cell>
        </table:table-row>
        <table:table-row table:style-name="TableLine94451379092736">
          <table:table-cell table:style-name="Table1.A2" office:value-type="string">
            <text:p text:style-name="P142">6</text:p>
          </table:table-cell>
          <table:table-cell table:style-name="Table1.B2" office:value-type="string">
            <text:p text:style-name="P119">Configuring a .well-known</text:p>
          </table:table-cell>
        </table:table-row>
        <table:table-row table:style-name="TableLine94451379093552">
          <table:table-cell table:style-name="Table1.A2" office:value-type="string">
            <text:p text:style-name="P142">7</text:p>
          </table:table-cell>
          <table:table-cell table:style-name="Table1.B2" office:value-type="string">
            <text:p text:style-name="P11">Deploy/Update a Server</text:p>
          </table:table-cell>
        </table:table-row>
        <table:table-row table:style-name="TableLine94451379094368">
          <table:table-cell table:style-name="Table1.A2" office:value-type="string">
            <text:p text:style-name="P142">7</text:p>
          </table:table-cell>
          <table:table-cell table:style-name="Table1.B2" office:value-type="string">
            <text:p text:style-name="P120">Self-Check</text:p>
          </table:table-cell>
        </table:table-row>
        <table:table-row table:style-name="TableLine94451379095376">
          <table:table-cell table:style-name="Table1.A2" office:value-type="string">
            <text:p text:style-name="P142">7</text:p>
          </table:table-cell>
          <table:table-cell table:style-name="Table1.B2" office:value-type="string">
            <text:p text:style-name="P121">Backup Server</text:p>
          </table:table-cell>
        </table:table-row>
        <table:table-row table:style-name="TableLine94451379095376">
          <table:table-cell table:style-name="Table1.A2" office:value-type="string">
            <text:p text:style-name="P153">7</text:p>
          </table:table-cell>
          <table:table-cell table:style-name="Table1.B2" office:value-type="string">
            <text:p text:style-name="P152">Export Server</text:p>
          </table:table-cell>
        </table:table-row>
        <table:table-row table:style-name="TableLine94451379096192">
          <table:table-cell table:style-name="Table1.A2" office:value-type="string">
            <text:p text:style-name="P142">7</text:p>
          </table:table-cell>
          <table:table-cell table:style-name="Table1.B2" office:value-type="string">
            <text:p text:style-name="P11">Start/Restart all Services<text:span text:style-name="T3"> </text:span></text:p>
          </table:table-cell>
        </table:table-row>
        <table:table-row table:style-name="TableLine94451379097008">
          <table:table-cell table:style-name="Table1.A2" office:value-type="string">
            <text:p text:style-name="P142">7</text:p>
          </table:table-cell>
          <table:table-cell table:style-name="Table1.B2" office:value-type="string">
            <text:p text:style-name="P122">Stop all Services</text:p>
          </table:table-cell>
        </table:table-row>
        <table:table-row table:style-name="TableLine94451379097824">
          <table:table-cell table:style-name="Table1.A2" office:value-type="string">
            <text:p text:style-name="P142">8</text:p>
          </table:table-cell>
          <table:table-cell table:style-name="Table1.B2" office:value-type="string">
            <text:p text:style-name="P11">Configure Element</text:p>
          </table:table-cell>
        </table:table-row>
        <table:table-row table:style-name="TableLine94451379098640">
          <table:table-cell table:style-name="Table1.A2" office:value-type="string">
            <text:p text:style-name="P142">8</text:p>
          </table:table-cell>
          <table:table-cell table:style-name="Table1.B2" office:value-type="string">
            <text:p text:style-name="P11">Configure Jitsi</text:p>
          </table:table-cell>
        </table:table-row>
        <table:table-row table:style-name="TableLine94451379099456">
          <table:table-cell table:style-name="Table1.A2" office:value-type="string">
            <text:p text:style-name="P142">9</text:p>
          </table:table-cell>
          <table:table-cell table:style-name="Table1.B2" office:value-type="string">
            <text:p text:style-name="P11">Configure Synaps<text:span text:style-name="T18">e</text:span></text:p>
          </table:table-cell>
        </table:table-row>
        <table:table-row table:style-name="TableLine94451379100272">
          <table:table-cell table:style-name="Table1.A2" office:value-type="string">
            <text:p text:style-name="P142">10</text:p>
          </table:table-cell>
          <table:table-cell table:style-name="Table1.B2" office:value-type="string">
            <text:p text:style-name="P43">Setting up Googles ReCaptcha</text:p>
          </table:table-cell>
        </table:table-row>
        <table:table-row table:style-name="TableLine94451379101088">
          <table:table-cell table:style-name="Table1.A2" office:value-type="string">
            <text:p text:style-name="P123"><text:span text:style-name="T5">1</text:span><text:span text:style-name="T24">1</text:span></text:p>
          </table:table-cell>
          <table:table-cell table:style-name="Table1.B2" office:value-type="string">
            <text:p text:style-name="P124">Configure Synapse Admin</text:p>
          </table:table-cell>
        </table:table-row>
        <table:table-row table:style-name="TableLine94451379101904">
          <table:table-cell table:style-name="Table1.A2" office:value-type="string">
            <text:p text:style-name="P141">1<text:span text:style-name="T24">1</text:span></text:p>
          </table:table-cell>
          <table:table-cell table:style-name="Table1.B2" office:value-type="string">
            <text:p text:style-name="P11">Configure Website + Access <text:span text:style-name="T2">Export</text:span></text:p>
          </table:table-cell>
        </table:table-row>
        <table:table-row table:style-name="TableLine94451379102720">
          <table:table-cell table:style-name="Table1.A2" office:value-type="string">
            <text:p text:style-name="P141">1<text:span text:style-name="T24">2</text:span></text:p>
          </table:table-cell>
          <table:table-cell table:style-name="Table1.B2" office:value-type="string">
            <text:p text:style-name="P122">Configure Corporal (Advanced)</text:p>
          </table:table-cell>
        </table:table-row>
        <table:table-row table:style-name="TableLine94451379103536">
          <table:table-cell table:style-name="Table1.A2" office:value-type="string">
            <text:p text:style-name="P141">1<text:span text:style-name="T24">3</text:span></text:p>
          </table:table-cell>
          <table:table-cell table:style-name="Table1.B2" office:value-type="string">
            <text:p text:style-name="P11">Configure <text:span text:style-name="T3">m</text:span>a1sd <text:span text:style-name="T3">(Advanced)</text:span></text:p>
          </table:table-cell>
        </table:table-row>
        <table:table-row table:style-name="TableLine94451379104384">
          <table:table-cell table:style-name="Table1.A2" office:value-type="string">
            <text:p text:style-name="P141">1<text:span text:style-name="T24">3</text:span></text:p>
          </table:table-cell>
          <table:table-cell table:style-name="Table1.B2" office:value-type="string">
            <text:p text:style-name="P11">Create User</text:p>
          </table:table-cell>
        </table:table-row>
        <table:table-row table:style-name="TableLine94451379105232">
          <table:table-cell table:style-name="Table1.A2" office:value-type="string">
            <text:p text:style-name="P144">1<text:span text:style-name="T35">4</text:span></text:p>
          </table:table-cell>
          <table:table-cell table:style-name="Table1.B2" office:value-type="string">
            <text:p text:style-name="P128">Purge Database (Advanced)</text:p>
          </table:table-cell>
        </table:table-row>
        <table:table-row table:style-name="TableLine94451379106080">
          <table:table-cell table:style-name="Table1.A2" office:value-type="string">
            <text:p text:style-name="P143">1<text:span text:style-name="T33">4</text:span></text:p>
          </table:table-cell>
          <table:table-cell table:style-name="Table1.B2" office:value-type="string">
            <text:p text:style-name="P127">Purge Media (Advanced)</text:p>
          </table:table-cell>
        </table:table-row>
      </table:table>
      <text:p text:style-name="P9"/>
      <text:p text:style-name="P138"/>
      <text:p text:style-name="P8">Before You Start</text:p>
      <text:p text:style-name="P14"/>
      <text:p text:style-name="P126">Some rules you should follow to have a good experience:</text:p>
      <text:p text:style-name="P14"/>
      <text:p text:style-name="P126">1) <text:span text:style-name="T26">DO NOT run more then one job template at a time.</text:span> <text:span text:style-name="T25">This could break your server and lead to significant downtime.</text:span></text:p>
      <text:p text:style-name="P137"/>
      <text:p text:style-name="P3">Planning <text:span text:style-name="T7">O</text:span>ut <text:span text:style-name="T7">Y</text:span>our <text:span text:style-name="T7">S</text:span>erver</text:p>
      <text:p text:style-name="P12"/>
      <text:p text:style-name="P12">You need to pick URL names for the following:</text:p>
      <text:p text:style-name="P12"/>
      <text:p text:style-name="P12">Base Domain – The base domain for your Matrix service, this could be your existing website <text:span text:style-name="T7">or even a subdomain</text:span>, this URL will appear at the end of your users Matrix IDs. For example: ‘cheesedomain.xyz’ for a user account ‘@billy:cheesedomain.xyz’.</text:p>
      <text:p text:style-name="P12"/>
      <text:p text:style-name="P12">Element Subdomain – The subdomain is where your Element client will appear, this can be any value you like, for example ‘chat’ for an Element client hosted at ‘https://chat.cheesedomain.xyz’.</text:p>
      <text:p text:style-name="P12"/>
      <text:p text:style-name="P15"><text:span text:style-name="T27">Base Domain Used </text:span>– You need to also decide whether to connect this Matrix service to your existing website (Base Domain Used = ‘true’) or whether you would like us to serve the base domain website for you (Base Domain Used = ‘<text:span text:style-name="T6">false</text:span>’) .</text:p>
      <text:p text:style-name="P13"/>
      <text:p text:style-name="P16">Your matrix service will be erected at the ‘matrix’ subdomain, for example:</text:p>
      <text:p text:style-name="P16">matrix.cheesedomain.xyz</text:p>
      <text:p text:style-name="P16"/>
      <text:p text:style-name="P16">A Jitsi service will also be erected at the ‘jitsi’ subdomain, for example: </text:p>
      <text:p text:style-name="P16">jisti.cheesedomain.xyz</text:p>
      <text:p text:style-name="P16"/>
      <text:p text:style-name="P4">DigitalOcean Servers</text:p>
      <text:p text:style-name="P16"/>
      <text:p text:style-name="P16">If you’re using a DigitalOcean server the following locations will be available to you:</text:p>
      <text:p text:style-name="P16"/>
      <text:list xml:id="list188404795" text:style-name="L1">
        <text:list-item>
          <text:p text:style-name="P145">New York City (USA)</text:p>
        </text:list-item>
        <text:list-item>
          <text:p text:style-name="P146">San Francisco (USA)</text:p>
        </text:list-item>
        <text:list-item>
          <text:p text:style-name="P146">Amsterdam (NLD)</text:p>
        </text:list-item>
        <text:list-item>
          <text:p text:style-name="P146">Frankfurt (DEU)</text:p>
        </text:list-item>
        <text:list-item>
          <text:p text:style-name="P146">Singapore (SGP)</text:p>
        </text:list-item>
        <text:list-item>
          <text:p text:style-name="P146">London (GBR)</text:p>
        </text:list-item>
        <text:list-item>
          <text:p text:style-name="P146">Toronto (CAN)</text:p>
        </text:list-item>
        <text:list-item>
          <text:p text:style-name="P146">Balgalore (IND)</text:p>
        </text:list-item>
      </text:list>
      <text:p text:style-name="P17"/>
      <text:p text:style-name="P5">On-Premises Servers</text:p>
      <text:p text:style-name="P18"/>
      <text:p text:style-name="P18">If you plan to bring your own server it needs to have the following properties:</text:p>
      <text:p text:style-name="P18"/>
      <text:list xml:id="list436797643" text:style-name="L2">
        <text:list-item>
          <text:p text:style-name="P147">x86-64 machine.</text:p>
        </text:list-item>
        <text:list-item>
          <text:p text:style-name="P148">Debian 10 as the operating system.</text:p>
        </text:list-item>
        <text:list-item>
          <text:p text:style-name="P149">SSD storage <text:span text:style-name="T19">(Preferably NVMe)</text:span>.</text:p>
        </text:list-item>
        <text:list-item>
          <text:p text:style-name="P149">Public SSH key added to <text:span text:style-name="T8">/root/.ssh/authorized_keys</text:span></text:p>
        </text:list-item>
        <text:list-item>
          <text:p text:style-name="P150">A public Ipv4 or Ipv6 address.</text:p>
        </text:list-item>
        <text:list-item>
          <text:p text:style-name="P151">~0.5<text:span text:style-name="T28">m</text:span>bps upload per user.</text:p>
        </text:list-item>
      </text:list>
      <text:p text:style-name="P21"/>
      <text:p text:style-name="P129"/>
      <text:p text:style-name="P6">Provision Stage <text:span text:style-name="T24">W</text:span>ith ‘<text:span text:style-name="T4">DigitalOcean’ </text:span><text:span text:style-name="T24">S</text:span><text:span text:style-name="T4">erver</text:span>.</text:p>
      <text:p text:style-name="P22"/>
      <text:p text:style-name="P21">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22"/>
      <text:p text:style-name="P77">If you receive an error message claiming "Size is not available in this region." consult the droplet availability chart then re-run the provision playbook with another region selected:</text:p>
      <text:p text:style-name="P22"><text:a xlink:type="simple" xlink:href="https://www.digitalocean.com/docs/platform/availability-matrix/#droplet-plan-availability" text:style-name="Internet_20_link" text:visited-style-name="Visited_20_Internet_20_Link">https://www.digitalocean.com/docs/platform/availability-matrix/#droplet-plan-availability</text:a></text:p>
      <text:p text:style-name="P22"/>
      <text:p text:style-name="P78">If you had your heart set on a specific location contact us and we might be able to help you.</text:p>
      <text:p text:style-name="P22"/>
      <text:p text:style-name="P7"><text:span text:style-name="T8">Provision Stage </text:span><text:span text:style-name="T12">W</text:span><text:span text:style-name="T8">ith ‘</text:span><text:span text:style-name="T9">On-Premises</text:span><text:span text:style-name="T8">’ </text:span><text:span text:style-name="T12">S</text:span><text:span text:style-name="T8">erver.</text:span></text:p>
      <text:p text:style-name="P21"/>
      <text:p text:style-name="P18"><text:span text:style-name="T8">Just enter the values you’ve defined after reading the previous page and </text:span><text:span text:style-name="T10">enter the Ipv4 and/or Ipv6 address for your server</text:span><text:span text:style-name="T8">. </text:span><text:span text:style-name="T10">The on-premises</text:span><text:span text:style-name="T8"> server will be provisioned for you, the job_templates you need to configure it will become available, and DNS advice will be printed for you at the end of the playbook run.</text:span></text:p>
      <text:p text:style-name="P129"/>
      <text:p text:style-name="P89">Configuring Your DNS</text:p>
      <text:p text:style-name="P34"/>
      <text:p text:style-name="P34">In the output of provision stage you will receive DNS configuration advice, you must configure this DNS setup or you won’t be able to proceed onto the deploy stage, here is an example of the DNS output:</text:p>
      <text:p text:style-name="P34"/>
      <text:p text:style-name="P116">"msg": [</text:p>
      <text:p text:style-name="P116"><text:s text:c="2"/>"Your server has been created! You now need to configure your DNS to have the",</text:p>
      <text:p text:style-name="P116"><text:s text:c="2"/>"following records:",</text:p>
      <text:p text:style-name="P116"><text:s text:c="2"/>"Type <text:s text:c="3"/>Host <text:s text:c="19"/>Priority <text:s/>Weight <text:s/>Port <text:s text:c="2"/>Target",</text:p>
      <text:p text:style-name="P116"><text:s text:c="2"/>"A <text:s text:c="6"/>- <text:s text:c="22"/>- <text:s text:c="8"/>- <text:s text:c="6"/>- <text:s text:c="5"/>134.209.44.206",</text:p>
      <text:p text:style-name="P116"><text:s text:c="2"/>"A <text:s text:c="6"/>- <text:s text:c="22"/>- <text:s text:c="8"/>- <text:s text:c="6"/>- <text:s text:c="5"/>2604:a880:800:c1::181:7001",</text:p>
      <text:p text:style-name="P116"><text:s text:c="2"/>"A <text:s text:c="6"/>matrix <text:s text:c="17"/>- <text:s text:c="8"/>- <text:s text:c="6"/>- <text:s text:c="5"/>134.209.44.206",</text:p>
      <text:p text:style-name="P116"><text:s text:c="2"/>"A <text:s text:c="6"/>matrix <text:s text:c="17"/>- <text:s text:c="8"/>- <text:s text:c="6"/>- <text:s text:c="5"/>2604:a880:800:c1::181:7001",</text:p>
      <text:p text:style-name="P116"><text:s text:c="2"/>"CNAME <text:s text:c="2"/>client <text:s text:c="17"/>- <text:s text:c="8"/>- <text:s text:c="6"/>- <text:s text:c="5"/>matrix.absolutematrix.com",</text:p>
      <text:p text:style-name="P116"><text:s text:c="2"/>"CNAME <text:s text:c="2"/>jitsi <text:s text:c="18"/>- <text:s text:c="8"/>- <text:s text:c="6"/>- <text:s text:c="5"/>matrix.absolutematrix.com",</text:p>
      <text:p text:style-name="P116"><text:s text:c="2"/>"SRV <text:s text:c="4"/>_matrix-identity._tcp <text:s text:c="2"/>10 <text:s text:c="7"/>0 <text:s text:c="6"/>443 <text:s text:c="3"/>matrix.absolutematrix.com",</text:p>
      <text:p text:style-name="P116"><text:s text:c="2"/>"-",</text:p>
      <text:p text:style-name="P116"><text:s text:c="2"/>"Setting the IPv6 record is optional. If you need help doing this please contact us."</text:p>
      <text:p text:style-name="P116">]</text:p>
      <text:p text:style-name="P116"/>
      <text:p text:style-name="P118">Here is an example of what the following DNS configuration would look like if entered into NameSilo:</text:p>
      <text:p text:style-name="P118"/>
      <text:p text:style-name="P118"><draw:frame draw:style-name="fr1" draw:name="Image1" text:anchor-type="char" svg:width="17cm" svg:height="8.885cm" draw:z-index="0"><draw:image xlink:href="Pictures/10000201000003B5000001F0684FC9257AF8490B.png" xlink:type="simple" xlink:show="embed" xlink:actuate="onLoad" draw:mime-type="image/png"/></draw:frame></text:p>
      <text:p text:style-name="P34"/>
      <text:p text:style-name="P34"/>
      <text:p text:style-name="P130"/>
      <text:p text:style-name="P90">Configuring a .well-known</text:p>
      <text:p text:style-name="P35"/>
      <text:p text:style-name="P20"><text:span text:style-name="T8">Note: You only need to configure a .well-known if </text:span><text:span text:style-name="T11">Base Domain Used = ‘true’</text:span></text:p>
      <text:p text:style-name="P36"/>
      <text:p text:style-name="P19"><text:span text:style-name="T8">Please follow the steps outlined in: </text:span><text:a xlink:type="simple" xlink:href="https://github.com/spantaleev/matrix-docker-ansible-deploy/blob/master/docs/configuring-well-known.md" text:style-name="Internet_20_link" text:visited-style-name="Visited_20_Internet_20_Link"><text:span text:style-name="T8">https://github.com/spantaleev/matrix-docker-ansible-deploy/blob/master/docs/configuring-well-known.md</text:span></text:a></text:p>
      <text:p text:style-name="P36"/>
      <text:p text:style-name="P79">Basically you need to configure 2 files on your base domain:</text:p>
      <text:p text:style-name="P117"/>
      <text:p text:style-name="P79"><text:span text:style-name="Source_20_Text"><text:span text:style-name="T20">/.well-known/matrix/server</text:span></text:span></text:p>
      <text:p text:style-name="P79"/>
      <text:p text:style-name="P80"><draw:control text:anchor-type="as-char" svg:y="-1.108cm" draw:z-index="1" draw:name="Shape1" draw:style-name="gr2" draw:text-style-name="P154" svg:width="11.688cm" svg:height="1.581cm" draw:control="control1"/></text:p>
      <text:p text:style-name="P80"><text:span text:style-name="Source_20_Text"/></text:p>
      <text:p text:style-name="P79"><text:span text:style-name="Source_20_Text"><text:span text:style-name="T23">/.well-known/matrix/client</text:span></text:span></text:p>
      <text:p text:style-name="P79"><text:span text:style-name="Source_20_Text"><text:span text:style-name="T21"/></text:span></text:p>
      <text:p text:style-name="P80"><text:span text:style-name="Source_20_Text"><text:span text:style-name="T22"><draw:control text:anchor-type="as-char" draw:z-index="2" draw:name="Shape2" draw:style-name="gr1" draw:text-style-name="P154" svg:width="11.669cm" svg:height="4.382cm" draw:control="control2"/></text:span></text:span></text:p>
      <text:p text:style-name="P80"><text:span text:style-name="Source_20_Text"><text:span text:style-name="T22"/></text:span></text:p>
      <text:p text:style-name="P80"><text:span text:style-name="Source_20_Text"><text:span text:style-name="T22">With your base domains URL instead of ‘example.org’.</text:span></text:span></text:p>
      <text:p text:style-name="P41"/>
      <text:p text:style-name="P41"/>
      <text:p text:style-name="P41"/>
      <text:p text:style-name="P131"/>
      <text:p text:style-name="P91">Deploy/Update a Server</text:p>
      <text:p text:style-name="P38"/>
      <text:p text:style-name="P39">Now that your DNS is configured you can deploy your server. Run the ‘<text:span text:style-name="T1">Deploy/Update a Server’ </text:span>playbook to get started, this playbook is scheduled to update your server every Sunday.</text:p>
      <text:p text:style-name="P39"/>
      <text:p text:style-name="P37"/>
      <text:p text:style-name="P92">Self-Check</text:p>
      <text:p text:style-name="P44"/>
      <text:p text:style-name="P39">The ‘Self-Check’ playbook allows you to diagnose your server and see metrics for it like how much disk space has filled up and how much CPU/RAM is being utilised.</text:p>
      <text:p text:style-name="P39"/>
      <text:p text:style-name="P39"/>
      <text:p text:style-name="P93">Backup Server</text:p>
      <text:p text:style-name="P39"/>
      <text:p text:style-name="P39">The ‘Backup Server’ playbook allows you to opt-into an offsite backup. For HIPPA compliance this will need to be enabled. Backups will be run routinely by the AWX administrator.</text:p>
      <text:p text:style-name="P39"/>
      <text:p text:style-name="P39"/>
      <text:p text:style-name="P94"><text:span text:style-name="T38">Export</text:span> Server</text:p>
      <text:p text:style-name="P40"/>
      <text:p text:style-name="P40">Export a copy of the server. This copy is available by SFTP and will be deleted 24 hours after being generated.</text:p>
      <text:p text:style-name="P40"/>
      <text:p text:style-name="P39"/>
      <text:p text:style-name="P96">Start/Restart all Services</text:p>
      <text:p text:style-name="P23"/>
      <text:p text:style-name="P45">Restart or start all the services on your server.</text:p>
      <text:p text:style-name="P23"/>
      <text:p text:style-name="P23"/>
      <text:p text:style-name="P96">St<text:span text:style-name="T17">op</text:span> all Services</text:p>
      <text:p text:style-name="P32"/>
      <text:p text:style-name="P45">Stop all the services on your server.</text:p>
      <text:p text:style-name="P45"/>
      <text:p text:style-name="P45"/>
      <text:p text:style-name="P45"/>
      <text:p text:style-name="P132"/>
      <text:p text:style-name="P97">Configure Element</text:p>
      <text:p text:style-name="P24"/>
      <text:p text:style-name="P46">Configures the Element web-client for your server. </text:p>
      <text:p text:style-name="P47"/>
      <table:table table:name="Table2" table:style-name="Table2">
        <table:table-column table:style-name="Table2.A"/>
        <table:table-column table:style-name="Table2.B"/>
        <table:table-row table:style-name="TableLine94451378963408">
          <table:table-cell table:style-name="Table2.A1" office:value-type="string">
            <text:p text:style-name="P48">Enable Element-Web</text:p>
          </table:table-cell>
          <table:table-cell table:style-name="Table2.B1" office:value-type="string">
            <text:p text:style-name="P48">Set if Element web client is enabled or not.</text:p>
          </table:table-cell>
        </table:table-row>
        <table:table-row table:style-name="TableLine94451379456384">
          <table:table-cell table:style-name="Table2.A2" office:value-type="string">
            <text:p text:style-name="P48">Set Branding for Web Client</text:p>
          </table:table-cell>
          <table:table-cell table:style-name="Table2.B2" office:value-type="string">
            <text:p text:style-name="P103"><text:span text:style-name="T13">Sets the 'branding' seen in the tab and on the welcome page to a cust</text:span><text:span text:style-name="T16">o</text:span><text:span text:style-name="T13">m value.</text:span></text:p>
          </table:table-cell>
        </table:table-row>
        <table:table-row table:style-name="TableLine94451379457824">
          <table:table-cell table:style-name="Table2.A2" office:value-type="string">
            <text:p text:style-name="P48">Set Theme for Web Client </text:p>
          </table:table-cell>
          <table:table-cell table:style-name="Table2.B2" office:value-type="string">
            <text:p text:style-name="P48">Sets the default theme for the web client, can be changed later by individual users.</text:p>
          </table:table-cell>
        </table:table-row>
        <table:table-row table:style-name="TableLine94451379458480">
          <table:table-cell table:style-name="Table2.A2" office:value-type="string">
            <text:p text:style-name="P48">Set Welcome Page Background</text:p>
          </table:table-cell>
          <table:table-cell table:style-name="Table2.B2" office:value-type="string">
            <text:p text:style-name="P48">Set Welcome Page Background</text:p>
          </table:table-cell>
        </table:table-row>
        <table:table-row table:style-name="TableLine94451379459136">
          <table:table-cell table:style-name="Table2.A2" office:value-type="string">
            <text:p text:style-name="P48">Show Registration Button</text:p>
          </table:table-cell>
          <table:table-cell table:style-name="Table2.B2" office:value-type="string">
            <text:p text:style-name="P48">If you show the registration button on the welcome page.</text:p>
          </table:table-cell>
        </table:table-row>
        <table:table-row table:style-name="TableLine94451379459952">
          <table:table-cell table:style-name="Table2.A2" office:value-type="string">
            <text:p text:style-name="P48">Set Element Subdomain</text:p>
          </table:table-cell>
          <table:table-cell table:style-name="Table2.B2" office:value-type="string">
            <text:p text:style-name="P48">Sets the subdomain of the Element web-client, you should only specify the subdomain, not the base domain you've already set. (Eg: 'element' for element.example.org) Note that if you change this value you'll need to reconfigure your DNS.</text:p>
          </table:table-cell>
        </table:table-row>
      </table:table>
      <text:p text:style-name="P47"/>
      <text:p text:style-name="P101">Configure Element <text:span text:style-name="T36">Subdomain</text:span></text:p>
      <text:p text:style-name="P30"/>
      <text:p text:style-name="P49">Configure Element clients subdomain location. (Eg: 'element' for element.example.org)</text:p>
      <text:p text:style-name="P49"/>
      <table:table table:name="Table12" table:style-name="Table12">
        <table:table-column table:style-name="Table12.A"/>
        <table:table-column table:style-name="Table12.B"/>
        <table:table-row table:style-name="TableLine94451379393200">
          <table:table-cell table:style-name="Table12.A1" office:value-type="string">
            <text:p text:style-name="P49">Set Element Subdomain</text:p>
          </table:table-cell>
          <table:table-cell table:style-name="Table12.B1" office:value-type="string">
            <text:p text:style-name="P49">Sets the subdomain of the Element web-client, you should only specify the subdomain, not the base domain you've already set. (Eg: 'element' for element.example.org)</text:p>
            <text:p text:style-name="P49"><text:line-break/>Note that to change this value you'll need to reconfigure your DNS first, adding the new CNAME record.</text:p>
          </table:table-cell>
        </table:table-row>
      </table:table>
      <text:p text:style-name="P49"/>
      <text:p text:style-name="P102">Configure E<text:span text:style-name="T37">mail Relay</text:span></text:p>
      <text:p text:style-name="P31"/>
      <text:p text:style-name="P50">Enable MailGun relay to increase verification email reliability.</text:p>
      <text:p text:style-name="P50"/>
      <table:table table:name="Table13" table:style-name="Table13">
        <table:table-column table:style-name="Table13.A"/>
        <table:table-column table:style-name="Table13.B"/>
        <table:table-row table:style-name="TableLine94451379463792">
          <table:table-cell table:style-name="Table13.A1" office:value-type="string">
            <text:p text:style-name="P50">Enable Email Relay</text:p>
          </table:table-cell>
          <table:table-cell table:style-name="Table13.B1" office:value-type="string">
            <text:p text:style-name="P50">Enables the MailGun email relay server, enabling this will increase the reliability of your email verification.</text:p>
          </table:table-cell>
        </table:table-row>
      </table:table>
      <text:p text:style-name="P50"/>
      <text:p text:style-name="P98">Configure Jitsi</text:p>
      <text:p text:style-name="P33"/>
      <text:p text:style-name="P51">Configured the Jitsi instance for your server, this allows you to do group chats and conferencing.</text:p>
      <text:p text:style-name="P52"/>
      <table:table table:name="Table3" table:style-name="Table3">
        <table:table-column table:style-name="Table3.A"/>
        <table:table-column table:style-name="Table3.B"/>
        <table:table-row table:style-name="TableLine94451379470384">
          <table:table-cell table:style-name="Table3.A1" office:value-type="string">
            <text:p text:style-name="P53">Enable Jitsi</text:p>
          </table:table-cell>
          <table:table-cell table:style-name="Table3.B1" office:value-type="string">
            <text:p text:style-name="P104"><text:span text:style-name="T13">Set if Jitsi is enabled or not. If disabled your server will use the </text:span><text:a xlink:type="simple" xlink:href="https://jitsi.riot.im/" text:style-name="Internet_20_link" text:visited-style-name="Visited_20_Internet_20_Link"><text:span text:style-name="T13">https://jitsi.riot.im</text:span></text:a><text:span text:style-name="T13"> server. If you're on a smaller server disabling this might increase the performance of your Matrix service.</text:span></text:p>
          </table:table-cell>
        </table:table-row>
        <table:table-row table:style-name="TableLine94451379210224">
          <table:table-cell table:style-name="Table3.A2" office:value-type="string">
            <text:p text:style-name="P53">Set Default Language<text:tab/></text:p>
          </table:table-cell>
          <table:table-cell table:style-name="Table3.B2" office:value-type="string">
            <text:p text:style-name="P53">2 digit 639-1 language code to adjust the language of the web client. </text:p>
            <text:p text:style-name="P104"><text:span text:style-name="T13">For a list of possible codes see: </text:span><text:a xlink:type="simple" xlink:href="https://en.wikipedia.org/wiki/List_of_ISO_639-1_codes" text:style-name="Internet_20_link" text:visited-style-name="Visited_20_Internet_20_Link"><text:span text:style-name="T13">https://en.wikipedia.org/wiki/List_of_ISO_639-1_codes</text:span></text:a></text:p>
          </table:table-cell>
        </table:table-row>
      </table:table>
      <text:p text:style-name="P52"/>
      <text:p text:style-name="P99"><text:soft-page-break/>Configure Synapse</text:p>
      <text:p text:style-name="P25"/>
      <text:p text:style-name="P54">Configures Synapse which is your main Matrix server software.</text:p>
      <text:p text:style-name="P25"/>
      <table:table table:name="Table4" table:style-name="Table4">
        <table:table-column table:style-name="Table4.A"/>
        <table:table-column table:style-name="Table4.B"/>
        <table:table-row table:style-name="TableLine94451379476848">
          <table:table-cell table:style-name="Table4.A1" office:value-type="string">
            <text:p text:style-name="P26">Enable Public Registration</text:p>
          </table:table-cell>
          <table:table-cell table:style-name="Table4.B1" office:value-type="string">
            <text:p text:style-name="P26">Controls whether people with access to the homeserver can register by themselves.</text:p>
          </table:table-cell>
        </table:table-row>
        <table:table-row table:style-name="TableLine94451379515424">
          <table:table-cell table:style-name="Table4.A2" office:value-type="string">
            <text:p text:style-name="P26">Enable Federation</text:p>
          </table:table-cell>
          <table:table-cell table:style-name="Table4.B2" office:value-type="string">
            <text:p text:style-name="P26">Controls whether Synapse will federate at all. Disable this to completely isolate your server from the rest of the Matrix network.</text:p>
          </table:table-cell>
        </table:table-row>
        <table:table-row table:style-name="TableLine94451379516864">
          <table:table-cell table:style-name="Table4.A2" office:value-type="string">
            <text:p text:style-name="P26">Allow Public Rooms Over Federation</text:p>
          </table:table-cell>
          <table:table-cell table:style-name="Table4.B2" office:value-type="string">
            <text:p text:style-name="P26">Controls whether remote servers can fetch this server's public rooms directory via federation. For private servers, you'll most likely want to forbid this.</text:p>
          </table:table-cell>
        </table:table-row>
        <table:table-row table:style-name="TableLine94451379517520">
          <table:table-cell table:style-name="Table4.A2" office:value-type="string">
            <text:p text:style-name="P26">Enable Community Creation</text:p>
          </table:table-cell>
          <table:table-cell table:style-name="Table4.B2" office:value-type="string">
            <text:p text:style-name="P26">Allows regular users (who aren't server admins) to create 'communities', which are basically groups of rooms.</text:p>
          </table:table-cell>
        </table:table-row>
        <table:table-row table:style-name="TableLine94451379518176">
          <table:table-cell table:style-name="Table4.A2" office:value-type="string">
            <text:p text:style-name="P26">Enable Synapse Presence</text:p>
          </table:table-cell>
          <table:table-cell table:style-name="Table4.B2" office:value-type="string">
            <text:p text:style-name="P26">Controls whether presence is enabled. This shows who's online and reading your posts. Disabling it will increase both performance and user privacy.</text:p>
          </table:table-cell>
        </table:table-row>
        <table:table-row table:style-name="TableLine94451379518992">
          <table:table-cell table:style-name="Table4.A2" office:value-type="string">
            <text:p text:style-name="P26">Enable URL Previews</text:p>
          </table:table-cell>
          <table:table-cell table:style-name="Table4.B2" office:value-type="string">
            <text:p text:style-name="P27">Controls whether URL previews should be generated. This will cause a request from Synapse to URLs shared by users.</text:p>
          </table:table-cell>
        </table:table-row>
        <table:table-row table:style-name="TableLine94451379519760">
          <table:table-cell table:style-name="Table4.A2" office:value-type="string">
            <text:p text:style-name="P27">Enable Guest Access</text:p>
          </table:table-cell>
          <table:table-cell table:style-name="Table4.B2" office:value-type="string">
            <text:p text:style-name="P27">Controls whether 'guest accounts' can access rooms without registering. Guest users do not count towards your servers user limit.</text:p>
          </table:table-cell>
        </table:table-row>
        <table:table-row table:style-name="TableLine94451379520576">
          <table:table-cell table:style-name="Table4.A2" office:value-type="string">
            <text:p text:style-name="P28">Registration Requires Email</text:p>
          </table:table-cell>
          <table:table-cell table:style-name="Table4.B2" office:value-type="string">
            <text:p text:style-name="P28">Controls whether an email address is required to register on the server.</text:p>
          </table:table-cell>
        </table:table-row>
        <table:table-row table:style-name="TableLine94451379521392">
          <table:table-cell table:style-name="Table4.A2" office:value-type="string">
            <text:p text:style-name="P28">Registration Shared Secret</text:p>
          </table:table-cell>
          <table:table-cell table:style-name="Table4.B2" office:value-type="string">
            <text:p text:style-name="P28">A secret that allows registration of standard or admin accounts by anyone who has the shared secret, even if registration is otherwise disabled. WARNING: You must set a strong and unique password here.</text:p>
          </table:table-cell>
        </table:table-row>
        <table:table-row table:style-name="TableLine94451379522400">
          <table:table-cell table:style-name="Table4.A2" office:value-type="string">
            <text:p text:style-name="P29">Synapse Max Upload Size</text:p>
          </table:table-cell>
          <table:table-cell table:style-name="Table4.B2" office:value-type="string">
            <text:p text:style-name="P29">Sets the maximum size for uploaded files in MB.</text:p>
          </table:table-cell>
        </table:table-row>
        <table:table-row table:style-name="TableLine94451379523216">
          <table:table-cell table:style-name="Table4.A2" office:value-type="string">
            <text:p text:style-name="P29">URL Preview Languages</text:p>
          </table:table-cell>
          <table:table-cell table:style-name="Table4.B2" office:value-type="string">
            <text:p text:style-name="P95"><text:span text:style-name="T13">Sets the languages that URL previews will be generated in. Entries are a 2-3 letter IETF language tag, they must be seperated with newlines. For example: 'fr' </text:span><text:a xlink:type="simple" xlink:href="https://en.wikipedia.org/wiki/IETF_language_tag" text:style-name="Internet_20_link" text:visited-style-name="Visited_20_Internet_20_Link"><text:span text:style-name="T13">https://en.wikipedia.org/wiki/IETF_language_tag</text:span></text:a></text:p>
          </table:table-cell>
        </table:table-row>
        <table:table-row table:style-name="TableLine94451379524032">
          <table:table-cell table:style-name="Table4.A2" office:value-type="string">
            <text:p text:style-name="P29">Federation Whitelist</text:p>
          </table:table-cell>
          <table:table-cell table:style-name="Table4.B2" office:value-type="string">
            <text:p text:style-name="P29">Here you can list the URLs of other Matrix homeservers and Synapse will only federate with those homeservers. Entries must be seperated with newlines and must not have a 'https://' prefix. For example: 'matrix.example.org'</text:p>
          </table:table-cell>
        </table:table-row>
        <table:table-row table:style-name="TableLine94451379524848">
          <table:table-cell table:style-name="Table4.A2" office:value-type="string">
            <text:p text:style-name="P29">Synapse Auto-Join Rooms</text:p>
          </table:table-cell>
          <table:table-cell table:style-name="Table4.B2" office:value-type="string">
            <text:p text:style-name="P29">Sets the 'auto-join' rooms, where new users will be automatically invited to, these rooms must already exist. Entries must be room addresses that are separated with newlines. For example: '#announcements:example.org'</text:p>
          </table:table-cell>
        </table:table-row>
        <table:table-row table:style-name="TableLine94451379525664">
          <table:table-cell table:style-name="Table4.A2" office:value-type="string">
            <text:p text:style-name="P29">Enable ReCaptcha on Registration</text:p>
          </table:table-cell>
          <table:table-cell table:style-name="Table4.B2" office:value-type="string">
            <text:p text:style-name="P29">Enables Googles ReCaptcha verification for registering an <text:tab/>account, recommended for public servers.</text:p>
          </table:table-cell>
        </table:table-row>
        <table:table-row table:style-name="TableLine94451379526480">
          <table:table-cell table:style-name="Table4.A2" office:value-type="string">
            <text:p text:style-name="P29">Recaptcha Public Key</text:p>
          </table:table-cell>
          <table:table-cell table:style-name="Table4.B2" office:value-type="string">
            <text:p text:style-name="P29">Sets the Google ReCaptcha public key for this website.</text:p>
          </table:table-cell>
        </table:table-row>
        <table:table-row table:style-name="TableLine94451379527296">
          <table:table-cell table:style-name="Table4.A2" office:value-type="string">
            <text:p text:style-name="P29">Recaptcha Private Key</text:p>
          </table:table-cell>
          <table:table-cell table:style-name="Table4.B2" office:value-type="string">
            <text:p text:style-name="P29">Sets the Google ReCaptcha private key for this website.</text:p>
          </table:table-cell>
        </table:table-row>
      </table:table>
      <text:p text:style-name="P25"><text:soft-page-break/></text:p>
      <text:p text:style-name="P105"/>
      <text:p text:style-name="P105">Setting up Googles ReCaptcha</text:p>
      <text:p text:style-name="P42"/>
      <text:p text:style-name="P106"><text:span text:style-name="T13">Navigate to: </text:span><text:a xlink:type="simple" xlink:href="https://console.cloud.google.com/security/recaptcha/sign-up" text:style-name="Internet_20_link" text:visited-style-name="Visited_20_Internet_20_Link"><text:span text:style-name="T13">https://console.cloud.google.com/security/recaptcha/sign-up</text:span></text:a></text:p>
      <text:p text:style-name="P55"/>
      <text:p text:style-name="P55">Create a Google account, if you haven’t.</text:p>
      <text:p text:style-name="P55"/>
      <text:p text:style-name="P55">Click ‘ENABLE RECAPTCHA ENTERPRISE API’</text:p>
      <text:p text:style-name="P55"/>
      <text:p text:style-name="P55">Click ‘ENABLE’</text:p>
      <text:p text:style-name="P55"/>
      <text:p text:style-name="P56">Click ‘CREATE CREDENTIALS’</text:p>
      <text:p text:style-name="P56"/>
      <text:p text:style-name="P56">From the ‘What API are you using?’ dropdown select ‘reCAPTCHA Enterprise API’</text:p>
      <text:p text:style-name="P56"/>
      <text:p text:style-name="P56">????</text:p>
      <text:p text:style-name="P56"/>
      <text:p text:style-name="P56"/>
      <text:p text:style-name="P133"/>
      <text:p text:style-name="P107">Configure Synapse Admin</text:p>
      <text:p text:style-name="P57"/>
      <text:p text:style-name="P59">Configures ‘Synapse Admin’ and administrative tool you can use to manage your server.</text:p>
      <text:p text:style-name="P57"/>
      <table:table table:name="Table5" table:style-name="Table5">
        <table:table-column table:style-name="Table5.A"/>
        <table:table-column table:style-name="Table5.B"/>
        <table:table-row table:style-name="TableLine94451379486624">
          <table:table-cell table:style-name="Table5.A1" office:value-type="string">
            <text:p text:style-name="P58">Enable Synapse Admin</text:p>
          </table:table-cell>
          <table:table-cell table:style-name="Table5.B1" office:value-type="string">
            <text:p text:style-name="P58">Set if Synapse Admin is enabled or not. If enabled you can access it at https://matrix.{{ matrix_domain }}/synapse-admin.</text:p>
          </table:table-cell>
        </table:table-row>
      </table:table>
      <text:p text:style-name="P57"/>
      <text:p text:style-name="P57"/>
      <text:p text:style-name="P100">Configure Website + Access <text:span text:style-name="T2">Export</text:span></text:p>
      <text:p text:style-name="P60"/>
      <text:p text:style-name="P111"><text:span text:style-name="T14">C</text:span><text:span text:style-name="T13">onfigures SFTP access, this can be used to export/import your entire service, as well as configure the web files to be hosted at your base domain. (If you’re hosting it through this platform.)</text:span></text:p>
      <text:p text:style-name="P60"/>
      <table:table table:name="Table6" table:style-name="Table6">
        <table:table-column table:style-name="Table6.A"/>
        <table:table-column table:style-name="Table6.B"/>
        <table:table-row table:style-name="TableLine94451379538976">
          <table:table-cell table:style-name="Table6.A1" office:value-type="string">
            <text:p text:style-name="P61">Customise Base Domain Website</text:p>
          </table:table-cell>
          <table:table-cell table:style-name="Table6.B1" office:value-type="string">
            <text:p text:style-name="P61">Set if you want to adjust the base domain website using SFTP.</text:p>
          </table:table-cell>
        </table:table-row>
        <table:table-row table:style-name="TableLine94451379552512">
          <table:table-cell table:style-name="Table6.A2" office:value-type="string">
            <text:p text:style-name="P61">SFTP Authorisation Method</text:p>
          </table:table-cell>
          <table:table-cell table:style-name="Table6.B2" office:value-type="string">
            <text:p text:style-name="P61">Set whether you want to disable SFTP, use a password to connect to SFTP or connect with a more secure SSH key.</text:p>
          </table:table-cell>
        </table:table-row>
        <table:table-row table:style-name="TableLine94451379553840">
          <table:table-cell table:style-name="Table6.A2" office:value-type="string">
            <text:p text:style-name="P61">SFTP Password</text:p>
          </table:table-cell>
          <table:table-cell table:style-name="Table6.B2" office:value-type="string">
            <text:p text:style-name="P61">Sets the password of the 'sftp' account, which allows you to upload a multi-file static website by SFTP, as well as export the latest copy of your Matrix service. Must be defined if 'Password' method is selected. WARNING: You must set a strong and unique password here.</text:p>
          </table:table-cell>
        </table:table-row>
        <table:table-row table:style-name="TableLine94451379554496">
          <table:table-cell table:style-name="Table6.A2" office:value-type="string">
            <text:p text:style-name="P61">SFTP Public SSH Key </text:p>
            <text:p text:style-name="P61">(More Secure)</text:p>
          </table:table-cell>
          <table:table-cell table:style-name="Table6.B2" office:value-type="string">
            <text:p text:style-name="P61">Sets the public SSH key used to access the 'sftp' account, which allows you to upload a multi-file static website by SFTP, as well as export the latest copy of your Matrix service. Must be defined if 'SSH Key' method is selected.</text:p>
          </table:table-cell>
        </table:table-row>
      </table:table>
      <text:p text:style-name="P60"/>
      <text:p text:style-name="P134"/>
      <text:p text:style-name="P113">Configure Corporal (Advanced)</text:p>
      <text:p text:style-name="P62"/>
      <text:p text:style-name="P112"><text:span text:style-name="T14">C</text:span><text:span text:style-name="T13">onfigures Matrix Corporal, Corporal allows you to define setups of users, rooms and permissions and have the Corporal engine ensure they exist for you. For more information see: </text:span><text:a xlink:type="simple" xlink:href="https://github.com/devture/matrix-corporal" text:style-name="Internet_20_link" text:visited-style-name="Visited_20_Internet_20_Link"><text:span text:style-name="T13">https://github.com/devture/matrix-corporal</text:span></text:a></text:p>
      <text:p text:style-name="P62"/>
      <table:table table:name="Table7" table:style-name="Table7">
        <table:table-column table:style-name="Table7.A"/>
        <table:table-column table:style-name="Table7.B"/>
        <table:table-row table:style-name="TableLine94451379545200">
          <table:table-cell table:style-name="Table7.A1" office:value-type="string">
            <text:p text:style-name="P63">Enable Corporal</text:p>
          </table:table-cell>
          <table:table-cell table:style-name="Table7.B1" office:value-type="string">
            <text:p text:style-name="P63">Controls if Matrix Corporal is enabled at all. If you're unsure <text:tab/>if you need Matrix Corporal or not, you most likely don't.</text:p>
          </table:table-cell>
        </table:table-row>
        <table:table-row table:style-name="TableLine94451379575328">
          <table:table-cell table:style-name="Table7.A2" office:value-type="string">
            <text:p text:style-name="P63">Corporal Policy Provider</text:p>
          </table:table-cell>
          <table:table-cell table:style-name="Table7.B2" office:value-type="string">
            <text:p text:style-name="P63">Controls what provider policy is used with Matrix Corporal.</text:p>
          </table:table-cell>
        </table:table-row>
        <table:table-row table:style-name="TableLine94451379576656">
          <table:table-cell table:style-name="Table7.A2" office:value-type="string">
            <text:p text:style-name="P63">Simple Static File Configuration</text:p>
          </table:table-cell>
          <table:table-cell table:style-name="Table7.B2" office:value-type="string">
            <text:p text:style-name="P63">The configuration file for Matrix Corporal, only needed if 'Simple Static File' provider is selected, any configuration entered here will be saved and applied.</text:p>
          </table:table-cell>
        </table:table-row>
        <table:table-row table:style-name="TableLine94451379577312">
          <table:table-cell table:style-name="Table7.A2" office:value-type="string">
            <text:p text:style-name="P63">HTTP Pull Mode URI</text:p>
          </table:table-cell>
          <table:table-cell table:style-name="Table7.B2" office:value-type="string">
            <text:p text:style-name="P64">The network address to remotely fetch the configuration from. Only needed if 'HTTP Pull Mode (API Enabled)' provider is selected.</text:p>
          </table:table-cell>
        </table:table-row>
        <table:table-row table:style-name="TableLine94451379577968">
          <table:table-cell table:style-name="Table7.A2" office:value-type="string">
            <text:p text:style-name="P63">HTTP Pull Mode Authentication Token</text:p>
          </table:table-cell>
          <table:table-cell table:style-name="Table7.B2" office:value-type="string">
            <text:p text:style-name="P65">An authentication token for pulling the Corporal configuration from a network location. Only needed if 'HTTP Pull Mode (API Enabled)' provider is selected. WARNING: You must set a strong and unique password here.</text:p>
          </table:table-cell>
        </table:table-row>
        <table:table-row table:style-name="TableLine94451379578784">
          <table:table-cell table:style-name="Table7.A2" office:value-type="string">
            <text:p text:style-name="P63">Corporal API Authentication Token</text:p>
          </table:table-cell>
          <table:table-cell table:style-name="Table7.B2" office:value-type="string">
            <text:p text:style-name="P66">An authentication token for interfacing with Corporals API. Only needed to be set if 'HTTP Pull Mode (API Enabled)' or 'HTTP Push Mode (API Enabled)' provider is selected. WARNING: You must set a strong and unique password here.</text:p>
          </table:table-cell>
        </table:table-row>
        <table:table-row table:style-name="TableLine94451379579552">
          <table:table-cell table:style-name="Table7.A2" office:value-type="string">
            <text:p text:style-name="P63">Raise Synapse Ratelimits</text:p>
          </table:table-cell>
          <table:table-cell table:style-name="Table7.B2" office:value-type="string">
            <text:p text:style-name="P66">For Matrix Corporal to work you will need to temporarily raise the rate limits for logins, please return this value to 'Normal' after you're done using Corporal.</text:p>
          </table:table-cell>
        </table:table-row>
      </table:table>
      <text:p text:style-name="P62"/>
      <text:p text:style-name="P135"/>
      <text:p text:style-name="P109"><text:span text:style-name="T2">C</text:span>onfigure ma1sd (Advanced)</text:p>
      <text:p text:style-name="P67"/>
      <text:p text:style-name="P71">ma1sd is your in-built identity server, using it you can connect your Matrix service to an existing identity store (LDAP/AD).</text:p>
      <text:p text:style-name="P67"/>
      <table:table table:name="Table8" table:style-name="Table8">
        <table:table-column table:style-name="Table8.A"/>
        <table:table-column table:style-name="Table8.B"/>
        <table:table-row table:style-name="TableLine94451379582400">
          <table:table-cell table:style-name="Table8.A1" office:value-type="string">
            <text:p text:style-name="P68">Enable ma1sd<text:tab/></text:p>
          </table:table-cell>
          <table:table-cell table:style-name="Table8.B1" office:value-type="string">
            <text:p text:style-name="P68">Set if ma1sd is enabled or not. If disabled your server will loose identity functionality (not recommended).</text:p>
          </table:table-cell>
        </table:table-row>
        <table:table-row table:style-name="TableLine94451379440512">
          <table:table-cell table:style-name="Table8.A2" office:value-type="string">
            <text:p text:style-name="P68">ma1sd Authentication Mode</text:p>
          </table:table-cell>
          <table:table-cell table:style-name="Table8.B2" office:value-type="string">
            <text:p text:style-name="P68">Set the source of user account authentication credentials with the ma1sd.</text:p>
          </table:table-cell>
        </table:table-row>
        <table:table-row table:style-name="TableLine94451379442752">
          <table:table-cell table:style-name="Table8.A2" office:value-type="string">
            <text:p text:style-name="P68">LDAP/AD Configuration</text:p>
          </table:table-cell>
          <table:table-cell table:style-name="Table8.B2" office:value-type="string">
            <text:p text:style-name="P108"><text:span text:style-name="T13">Settings for connecting LDAP/AD to the ma1sd service. </text:span><text:span text:style-name="T15">I</text:span><text:span text:style-name="T13">gnored if using Synapse Internal, see</text:span><text:span text:style-name="T15">: </text:span><text:a xlink:type="simple" xlink:href="https://github.com/ma1uta/ma1sd/blob/master/docs/stores/README.md" text:style-name="Internet_20_link" text:visited-style-name="Visited_20_Internet_20_Link"><text:span text:style-name="T13">https://github.com/ma1uta/ma1sd/blob/master/docs/stores/README.md</text:span></text:a></text:p>
          </table:table-cell>
        </table:table-row>
      </table:table>
      <text:p text:style-name="P67"/>
      <text:p text:style-name="P67"/>
      <text:p text:style-name="P110">Create User</text:p>
      <text:p text:style-name="P72"/>
      <text:p text:style-name="P71">Allows you to create user accounts through AWX, you’ll need to create 1 ‘server admin’ account in order to moderate your service.</text:p>
      <text:p text:style-name="P72"/>
      <table:table table:name="Table9" table:style-name="Table9">
        <table:table-column table:style-name="Table9.A"/>
        <table:table-column table:style-name="Table9.B"/>
        <table:table-row table:style-name="TableLine94451379584064">
          <table:table-cell table:style-name="Table9.A1" office:value-type="string">
            <text:p text:style-name="P73">Username</text:p>
          </table:table-cell>
          <table:table-cell table:style-name="Table9.B1" office:value-type="string">
            <text:p text:style-name="P73">Sets the username of the newly created account. Exclude the '@' and server name postfix. So to create @stevo:example.org just enter 'stevo'.</text:p>
          </table:table-cell>
        </table:table-row>
        <table:table-row table:style-name="TableLine94451379603552">
          <table:table-cell table:style-name="Table9.A2" office:value-type="string">
            <text:p text:style-name="P73">Password</text:p>
          </table:table-cell>
          <table:table-cell table:style-name="Table9.B2" office:value-type="string">
            <text:p text:style-name="P74">Sets the password of the newly created account.</text:p>
          </table:table-cell>
        </table:table-row>
        <table:table-row table:style-name="TableLine94451379604880">
          <table:table-cell table:style-name="Table9.A2" office:value-type="string">
            <text:p text:style-name="P73">Administrator Access<text:tab/></text:p>
          </table:table-cell>
          <table:table-cell table:style-name="Table9.B2" office:value-type="string">
            <text:p text:style-name="P74">Sets whether this user account will be a server admin. Server admins can use their access tokens to run administration/moderation commands on the homeserver.</text:p>
          </table:table-cell>
        </table:table-row>
      </table:table>
      <text:p text:style-name="P69"/>
      <text:p text:style-name="P69"/>
      <text:p text:style-name="P136"/>
      <text:p text:style-name="P115">Purge <text:span text:style-name="T31">Database </text:span>(Advanced)</text:p>
      <text:p text:style-name="P76"/>
      <text:p text:style-name="P88">This template allows you to shrink your Synapse database, it should be used when purging local/remote media doesn’t reclaim enough disk space. Be aware that using this tool can cause cause performance issues and will also cause your server to experience downtime.</text:p>
      <text:p text:style-name="P76"/>
      <table:table table:name="Table11" table:style-name="Table11">
        <table:table-column table:style-name="Table11.A"/>
        <table:table-column table:style-name="Table11.B"/>
        <table:table-row table:style-name="TableLine94451379599472">
          <table:table-cell table:style-name="Table11.A1" office:value-type="string">
            <text:p text:style-name="P85">Purge <text:span text:style-name="T34">Mode</text:span></text:p>
          </table:table-cell>
          <table:table-cell table:style-name="Table11.B1" office:value-type="string">
            <text:p text:style-name="P83">5 modes are available:</text:p>
            <text:p text:style-name="P83">1) No local users [recommended] - Purge rooms with no local users, if you're not sure what mode to use pick this one.</text:p>
            <text:p text:style-name="P83">2) Number of users [slower] - Purge rooms with no local users as well as rooms with more then N users.</text:p>
            <text:p text:style-name="P83">3) Number of events [slower] - Purge rooms with no local users as well as rooms with more then N events.</text:p>
            <text:p text:style-name="P83">4) Skip purging rooms [faster] - Skip purging rooms entirely and just compress other assets within the database.</text:p>
            <text:p text:style-name="P83">5) Perform final shrink - After running one of the above modes, the tool needs to be run again in this mode for your diskspace to be reclaimed. Warning: This will cause downtime for your Matrix service, it should only be run when you are prepared for that</text:p>
          </table:table-cell>
        </table:table-row>
        <table:table-row table:style-name="TableLine94451379230672">
          <table:table-cell table:style-name="Table11.A2" office:value-type="string">
            <text:p text:style-name="P86">Purge Metric</text:p>
          </table:table-cell>
          <table:table-cell table:style-name="Table11.B2" office:value-type="string">
            <text:p text:style-name="P76">If purging rooms this decides whether you'll be purging rooms based on the number of users, or the number of events.</text:p>
          </table:table-cell>
        </table:table-row>
        <table:table-row table:style-name="TableLine94451379232112">
          <table:table-cell table:style-name="Table11.A2" office:value-type="string">
            <text:p text:style-name="P87">Purge Metric Value</text:p>
          </table:table-cell>
          <table:table-cell table:style-name="Table11.B2" office:value-type="string">
            <text:p text:style-name="P83">The number of users or events used to select rooms for purging, rooms with more users or events then this value will be purged.</text:p>
          </table:table-cell>
        </table:table-row>
        <table:table-row table:style-name="TableLine94451379250928">
          <table:table-cell table:style-name="Table11.A2" office:value-type="string">
            <text:p text:style-name="P87">Purge Date</text:p>
          </table:table-cell>
          <table:table-cell table:style-name="Table11.B2" office:value-type="string">
            <text:p text:style-name="P84">The date that rooms will be purged too, the date must be in YYYY-MM-DD format. (Eg: 2020-06-<text:span text:style-name="T32">01</text:span>)</text:p>
          </table:table-cell>
        </table:table-row>
      </table:table>
      <text:p text:style-name="P70"/>
      <text:p text:style-name="P70"/>
      <text:p text:style-name="P114">Purge Media (Advanced)</text:p>
      <text:p text:style-name="P75"/>
      <text:p text:style-name="P81">This template allows you to trim your existing media repository, it should be used when your server is running low on disk space. Be aware that deleted local media cannot be recovered.</text:p>
      <text:p text:style-name="P75"/>
      <table:table table:name="Table10" table:style-name="Table10">
        <table:table-column table:style-name="Table10.A"/>
        <table:table-column table:style-name="Table10.B"/>
        <table:table-row table:style-name="TableLine94451379609248">
          <table:table-cell table:style-name="Table10.A1" office:value-type="string">
            <text:p text:style-name="P81">Media Type</text:p>
          </table:table-cell>
          <table:table-cell table:style-name="Table10.B1" office:value-type="string">
            <text:p text:style-name="P82">What type of media you would like to purge. Local Media is media that’s generated on your server, it cannot be recovered if deleted. Remote Media is media synced from remote servers you’re federating with, Remote Medias will be resynced as your users attempt to access them.</text:p>
          </table:table-cell>
        </table:table-row>
        <table:table-row table:style-name="TableLine94451379429696">
          <table:table-cell table:style-name="Table10.A2" office:value-type="string">
            <text:p text:style-name="P82">From Date</text:p>
          </table:table-cell>
          <table:table-cell table:style-name="Table10.B2" office:value-type="string">
            <text:p text:style-name="P75"><text:span text:style-name="T29">The date you would like to purge from in YYYY-MM-DD format</text:span>. <text:span text:style-name="T29">(Eg: 2020-06-23) If you are unsure what date to enter here, just enter the approximate date your service was created.</text:span></text:p>
          </table:table-cell>
        </table:table-row>
        <table:table-row table:style-name="TableLine94451379435648">
          <table:table-cell table:style-name="Table10.A2" office:value-type="string">
            <text:p text:style-name="P75"><text:span text:style-name="T29">To Date</text:span><text:tab/></text:p>
          </table:table-cell>
          <table:table-cell table:style-name="Table10.B2" office:value-type="string">
            <text:p text:style-name="P82">The date you would like to purge to in YYYY-MM-DD format<text:span text:style-name="T30">. </text:span>(Eg: 2021-03-27)</text:p>
          </table:table-cell>
        </table:table-row>
      </table:table>
      <text:p text:style-name="P7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06-14T22:06:35.433461753</dc:date>
    <meta:editing-duration>PT6H11M40S</meta:editing-duration>
    <meta:editing-cycles>122</meta:editing-cycles>
    <meta:generator>LibreOffice/7.0.4.2$Linux_X86_64 LibreOffice_project/00$Build-2</meta:generator>
    <meta:document-statistic meta:table-count="13" meta:image-count="2" meta:object-count="0" meta:page-count="14" meta:paragraph-count="267" meta:word-count="2535" meta:character-count="16289" meta:non-whitespace-character-count="13690"/>
  </office:meta>
</office:document-meta>
</file>